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74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14.48mm"/>
    </style:style>
    <style:style style:name="co9" style:family="table-column">
      <style:table-column-properties fo:break-before="auto" style:column-width="18.66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12.4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8.89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19.54mm"/>
    </style:style>
    <style:style style:name="co16" style:family="table-column">
      <style:table-column-properties fo:break-before="auto" style:column-width="15.17mm"/>
    </style:style>
    <style:style style:name="co17" style:family="table-column">
      <style:table-column-properties fo:break-before="auto" style:column-width="21.64mm"/>
    </style:style>
    <style:style style:name="co18" style:family="table-column">
      <style:table-column-properties fo:break-before="auto" style:column-width="18.19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5.04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03"/>
    <style:style style:name="ce20" style:family="table-cell" style:parent-style-name="Default" style:data-style-name="N10121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122"/>
    <style:style style:name="ce9" style:family="table-cell" style:parent-style-name="Default" style:data-style-name="N129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20"/>
        <table:table-column table:style-name="co10" table:default-cell-style-name="Default"/>
        <table:table-column table:style-name="co7" table:default-cell-style-name="Default"/>
        <table:table-column table:style-name="co11" table:default-cell-style-name="ce13"/>
        <table:table-column table:style-name="co12" table:default-cell-style-name="ce20"/>
        <table:table-column table:style-name="co10" table:default-cell-style-name="Default"/>
        <table:table-column table:style-name="co13" table:default-cell-style-name="Default"/>
        <table:table-column table:style-name="co14" table:default-cell-style-name="ce13"/>
        <table:table-column table:style-name="co9" table:default-cell-style-name="ce8"/>
        <table:table-column table:style-name="co4" table:default-cell-style-name="ce13"/>
        <table:table-column table:style-name="co7" table:default-cell-style-name="Default"/>
        <table:table-column table:style-name="co15" table:default-cell-style-name="ce13"/>
        <table:table-column table:style-name="co9" table:default-cell-style-name="ce9"/>
        <table:table-column table:style-name="co10" table:default-cell-style-name="Default"/>
        <table:table-column table:style-name="co13" table:default-cell-style-name="Default"/>
        <table:table-column table:style-name="co8" table:default-cell-style-name="ce13"/>
        <table:table-column table:style-name="co12" table:default-cell-style-name="ce9"/>
        <table:table-column table:style-name="co10" table:default-cell-style-name="Default"/>
        <table:table-column table:style-name="co13" table:default-cell-style-name="Default"/>
        <table:table-column table:style-name="co16" table:default-cell-style-name="ce13"/>
        <table:table-column table:style-name="co12" table:default-cell-style-name="ce9"/>
        <table:table-column table:style-name="co4" table:default-cell-style-name="Default"/>
        <table:table-column table:style-name="co7" table:default-cell-style-name="Default"/>
        <table:table-column table:style-name="co17" table:default-cell-style-name="ce13"/>
        <table:table-column table:style-name="co9" table:default-cell-style-name="ce9"/>
        <table:table-column table:style-name="co10" table:default-cell-style-name="Default"/>
        <table:table-column table:style-name="co13" table:default-cell-style-name="Default"/>
        <table:table-column table:style-name="co18" table:default-cell-style-name="ce13"/>
        <table:table-column table:style-name="co12" table:default-cell-style-name="ce9"/>
        <table:table-column table:style-name="co10" table:default-cell-style-name="Default"/>
        <table:table-column table:style-name="co7" table:default-cell-style-name="Default"/>
        <table:table-column table:style-name="co19" table:default-cell-style-name="ce13"/>
        <table:table-column table:style-name="co9" table:default-cell-style-name="ce9"/>
        <table:table-column table:style-name="co4" table:default-cell-style-name="Default"/>
        <table:table-column table:style-name="co13" table:default-cell-style-name="Default"/>
        <table:table-column table:style-name="co3" table:default-cell-style-name="ce13"/>
        <table:table-column table:style-name="co5" table:default-cell-style-name="ce9"/>
        <table:table-column table:style-name="co10" table:default-cell-style-name="Default"/>
        <table:table-column table:style-name="co13" table:default-cell-style-name="Default"/>
        <table:table-column table:style-name="co19" table:default-cell-style-name="ce13"/>
        <table:table-column table:style-name="co12" table:default-cell-style-name="ce9"/>
        <table:table-column table:style-name="co4" table:default-cell-style-name="Default"/>
        <table:table-column table:style-name="co7" table:default-cell-style-name="Default"/>
        <table:table-column table:style-name="co19" table:default-cell-style-name="ce13"/>
        <table:table-column table:style-name="co9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9" table:default-cell-style-name="ce9"/>
        <table:table-column table:style-name="co4" table:default-cell-style-name="Default"/>
        <table:table-column table:style-name="co21" table:default-cell-style-name="Default"/>
        <table:table-column table:style-name="co15" table:default-cell-style-name="ce13"/>
        <table:table-column table:style-name="co5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4" table:default-cell-style-name="Default"/>
        <table:table-column table:style-name="co7" table:default-cell-style-name="Default"/>
        <table:table-column table:style-name="co15" table:default-cell-style-name="ce13"/>
        <table:table-column table:style-name="co9" table:default-cell-style-name="ce9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2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4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22" table:number-columns-repeated="9" table:default-cell-style-name="Default"/>
        <table:table-column table:style-name="co20" table:default-cell-style-name="Default"/>
        <table:table-column table:style-name="co22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all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/>
          <table:table-cell table:style-name="ce1" office:value-type="string" calcext:value-type="string" table:number-columns-spanned="11" table:number-rows-spanned="1">
            <text:p>DEPTH = 5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11" table:number-rows-spanned="1">
            <text:p>DEPTH = 6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11" table:number-rows-spanned="1">
            <text:p>DEPTH = 7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11" table:number-rows-spanned="1">
            <text:p>DEPTH = 8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9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0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1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2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5" office:value-type="string" calcext:value-type="string" table:number-columns-spanned="5" table:number-rows-spanned="1">
            <text:p>DEPTH = 11 / reorder</text:p>
          </table:table-cell>
          <table:covered-table-cell table:style-name="ce1"/>
          <table:covered-table-cell table:number-columns-repeated="3"/>
          <table:table-cell/>
          <table:table-cell table:style-name="ce5" office:value-type="string" calcext:value-type="string" table:number-columns-spanned="5" table:number-rows-spanned="1">
            <text:p>DEPTH = 11 / reorder / no stop at volatil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epth</text:p>
          </table:table-cell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A-b</text:p>
          </table:table-cell>
          <table:table-cell table:style-name="ce2" office:value-type="string" calcext:value-type="string">
            <text:p>reorder</text:p>
          </table:table-cell>
          <table:table-cell/>
          <table:table-cell office:value-type="string" calcext:value-type="string">
            <text:p>Depth</text:p>
          </table:table-cell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A-b</text:p>
          </table:table-cell>
          <table:table-cell table:style-name="ce2" office:value-type="string" calcext:value-type="string">
            <text:p>reorder</text:p>
          </table:table-cell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5" table:number-rows-spanned="1">
            <text:p>no stop at volatile</text:p>
          </table:table-cell>
          <table:covered-table-cell table:style-name="ce1"/>
          <table:covered-table-cell table:number-columns-repeated="3"/>
          <table:table-cell/>
          <table:table-cell table:style-name="ce1" office:value-type="string" calcext:value-type="string" table:number-columns-spanned="2" table:number-rows-spanned="1">
            <text:p>No multithreading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ultithreading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table:formula="of:=SUM([.L4:.L91])" office:value-type="float" office:value="1295269" calcext:value-type="float">
            <text:p>1,295,269</text:p>
          </table:table-cell>
          <table:table-cell table:style-name="ce13" table:formula="of:=SUM([.P4:.P90])" office:value-type="float" office:value="129238" calcext:value-type="float">
            <text:p>129,238</text:p>
          </table:table-cell>
          <table:table-cell table:style-name="ce13" table:formula="of:=SUM([.T4:.T106])" office:value-type="float" office:value="79624" calcext:value-type="float">
            <text:p>79,62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0" table:formula="of:=MAX([.M4:.M91])" office:value-type="float" office:value="0.040793" calcext:value-type="float">
            <text:p>0.040793</text:p>
          </table:table-cell>
          <table:table-cell table:style-name="ce20" table:formula="of:=MAX([.Q4:.Q90])" office:value-type="float" office:value="0.017115" calcext:value-type="float">
            <text:p>0.017115</text:p>
          </table:table-cell>
          <table:table-cell table:style-name="ce20" table:formula="of:=MAX([.U4:.U106])" office:value-type="float" office:value="0.016748" calcext:value-type="float">
            <text:p>0.016748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 table:style-name="Default"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calls</text:p>
          </table:table-cell>
          <table:table-cell office:value-type="string" calcext:value-type="string">
            <text:p>extra call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table:formula="of:=SUM([.X4:.X103])" office:value-type="float" office:value="14089978" calcext:value-type="float">
            <text:p>14,089,978</text:p>
          </table:table-cell>
          <table:table-cell table:style-name="ce13" table:formula="of:=SUM([.AB4:.AB86])" office:value-type="float" office:value="458694" calcext:value-type="float">
            <text:p>458,694</text:p>
          </table:table-cell>
          <table:table-cell table:style-name="ce13" table:formula="of:=SUM([.AF4:.AF94])" office:value-type="float" office:value="526870" calcext:value-type="float">
            <text:p>526,8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0" table:formula="of:=MAX([.Y4:.Y103])" office:value-type="float" office:value="0.785797" calcext:value-type="float">
            <text:p>0.785797</text:p>
          </table:table-cell>
          <table:table-cell table:style-name="ce20" table:formula="of:=MAX([.AC4:.AC86])" office:value-type="float" office:value="0.035397" calcext:value-type="float">
            <text:p>0.035397</text:p>
          </table:table-cell>
          <table:table-cell table:style-name="ce20" table:formula="of:=MAX([.AG4:.AG94])" office:value-type="float" office:value="0.045676" calcext:value-type="float">
            <text:p>0.045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263" calcext:value-type="float">
            <text:p>41,263</text:p>
          </table:table-cell>
          <table:table-cell office:value-type="float" office:value="0.020512" calcext:value-type="float">
            <text:p>0.020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5" calcext:value-type="float">
            <text:p>1,785</text:p>
          </table:table-cell>
          <table:table-cell office:value-type="float" office:value="0.002319" calcext:value-type="float">
            <text:p>0.002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,898</text:p>
          </table:table-cell>
          <table:table-cell office:value-type="float" office:value="0.004185" calcext:value-type="float">
            <text:p>0.0041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9917" calcext:value-type="float">
            <text:p>399,917</text:p>
          </table:table-cell>
          <table:table-cell office:value-type="float" office:value="0.196474" calcext:value-type="float">
            <text:p>0.196474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office:value-type="float" office:value="9254" calcext:value-type="float">
            <text:p>9,254</text:p>
          </table:table-cell>
          <table:table-cell office:value-type="float" office:value="0.01312" calcext:value-type="float">
            <text:p>0.013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35" calcext:value-type="float">
            <text:p>7,635</text:p>
          </table:table-cell>
          <table:table-cell office:value-type="float" office:value="0.013416" calcext:value-type="float">
            <text:p>0.013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17597" calcext:value-type="float">
            <text:p>3,917,597</text:p>
          </table:table-cell>
          <table:table-cell office:value-type="float" office:value="1.311849" calcext:value-type="float">
            <text:p>1.311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64" calcext:value-type="float">
            <text:p>17,864</text:p>
          </table:table-cell>
          <table:table-cell office:value-type="float" office:value="0.024113" calcext:value-type="float">
            <text:p>0.024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80" calcext:value-type="float">
            <text:p>22,880</text:p>
          </table:table-cell>
          <table:table-cell office:value-type="float" office:value="0.040262" calcext:value-type="float">
            <text:p>0.040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372770" calcext:value-type="float">
            <text:p>40,372,770</text:p>
          </table:table-cell>
          <table:table-cell office:value-type="float" office:value="18.276288" calcext:value-type="float">
            <text:p>18.2762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460" calcext:value-type="float">
            <text:p>82,460</text:p>
          </table:table-cell>
          <table:table-cell office:value-type="float" office:value="0.080539" calcext:value-type="float">
            <text:p>0.080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980" calcext:value-type="float">
            <text:p>80,980</text:p>
          </table:table-cell>
          <table:table-cell office:value-type="float" office:value="0.101316" calcext:value-type="float">
            <text:p>0.101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294" calcext:value-type="float">
            <text:p>315,294</text:p>
          </table:table-cell>
          <table:table-cell office:value-type="float" office:value="0.296743" calcext:value-type="float">
            <text:p>0.296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5736" calcext:value-type="float">
            <text:p>395,736</text:p>
          </table:table-cell>
          <table:table-cell office:value-type="float" office:value="0.562007" calcext:value-type="float">
            <text:p>0.562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2301" calcext:value-type="float">
            <text:p>2,662,301</text:p>
          </table:table-cell>
          <table:table-cell office:value-type="float" office:value="2.65446" calcext:value-type="float">
            <text:p>2.6544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4317" calcext:value-type="float">
            <text:p>774,317</text:p>
          </table:table-cell>
          <table:table-cell office:value-type="float" office:value="0.961731" calcext:value-type="float">
            <text:p>0.961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02625" calcext:value-type="float">
            <text:p>7,602,625</text:p>
          </table:table-cell>
          <table:table-cell office:value-type="float" office:value="6.787745" calcext:value-type="float">
            <text:p>6.787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5865" calcext:value-type="float">
            <text:p>3,055,865</text:p>
          </table:table-cell>
          <table:table-cell office:value-type="float" office:value="4.811951" calcext:value-type="float">
            <text:p>4.8119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05162" calcext:value-type="float">
            <text:p>11,505,162</text:p>
          </table:table-cell>
          <table:table-cell office:value-type="float" office:value="11.559192" calcext:value-type="float">
            <text:p>11.559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794160" calcext:value-type="float">
            <text:p>13,794,160</text:p>
          </table:table-cell>
          <table:table-cell office:value-type="float" office:value="18.590871" calcext:value-type="float">
            <text:p>18.59087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table:formula="of:=SUM([.AJ4:.AJ97])" office:value-type="float" office:value="113383375" calcext:value-type="float">
            <text:p>113,383,375</text:p>
          </table:table-cell>
          <table:table-cell table:style-name="ce13" table:formula="of:=SUM([.AN4:.AN86])" office:value-type="float" office:value="1599148" calcext:value-type="float">
            <text:p>1,599,148</text:p>
          </table:table-cell>
          <table:table-cell table:style-name="ce13" table:formula="of:=SUM([.AR4:.AR84])" office:value-type="float" office:value="2386575" calcext:value-type="float">
            <text:p>2,386,57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0" table:formula="of:=MAX([.AK4:.AK97])" office:value-type="float" office:value="2.788252" calcext:value-type="float">
            <text:p>2.788252</text:p>
          </table:table-cell>
          <table:table-cell table:style-name="ce20" table:formula="of:=MAX([.AO4:.AO86])" office:value-type="float" office:value="0.080037" calcext:value-type="float">
            <text:p>0.080037</text:p>
          </table:table-cell>
          <table:table-cell table:style-name="ce20" table:formula="of:=MAX([.AS4:.AS84])" office:value-type="float" office:value="0.211507" calcext:value-type="float">
            <text:p>0.2115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456" calcext:value-type="float">
            <text:p>67,456</text:p>
          </table:table-cell>
          <table:table-cell office:value-type="float" office:value="0.025837" calcext:value-type="float">
            <text:p>0.025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0" calcext:value-type="float">
            <text:p>2,460</text:p>
          </table:table-cell>
          <table:table-cell office:value-type="float" office:value="0.003395" calcext:value-type="float">
            <text:p>0.00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33" calcext:value-type="float">
            <text:p>2,733</text:p>
          </table:table-cell>
          <table:table-cell office:value-type="float" office:value="0.006503" calcext:value-type="float">
            <text:p>0.0065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3884" calcext:value-type="float">
            <text:p>683,884</text:p>
          </table:table-cell>
          <table:table-cell office:value-type="float" office:value="0.321332" calcext:value-type="float">
            <text:p>0.321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60" calcext:value-type="float">
            <text:p>12,860</text:p>
          </table:table-cell>
          <table:table-cell office:value-type="float" office:value="0.017331" calcext:value-type="float">
            <text:p>0.017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58" calcext:value-type="float">
            <text:p>10,658</text:p>
          </table:table-cell>
          <table:table-cell office:value-type="float" office:value="0.018358" calcext:value-type="float">
            <text:p>0.018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95873" calcext:value-type="float">
            <text:p>7,095,873</text:p>
          </table:table-cell>
          <table:table-cell office:value-type="float" office:value="2.21537" calcext:value-type="float">
            <text:p>2.2153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748" calcext:value-type="float">
            <text:p>26,748</text:p>
          </table:table-cell>
          <table:table-cell office:value-type="float" office:value="0.031929" calcext:value-type="float">
            <text:p>0.031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59" calcext:value-type="float">
            <text:p>33,759</text:p>
          </table:table-cell>
          <table:table-cell office:value-type="float" office:value="0.059773" calcext:value-type="float">
            <text:p>0.059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117837" calcext:value-type="float">
            <text:p>75,117,837</text:p>
          </table:table-cell>
          <table:table-cell office:value-type="float" office:value="33.457055" calcext:value-type="float">
            <text:p>33.457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432" calcext:value-type="float">
            <text:p>113,432</text:p>
          </table:table-cell>
          <table:table-cell office:value-type="float" office:value="0.106842" calcext:value-type="float">
            <text:p>0.1068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917" calcext:value-type="float">
            <text:p>113,917</text:p>
          </table:table-cell>
          <table:table-cell office:value-type="float" office:value="0.14072" calcext:value-type="float">
            <text:p>0.1407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7339" calcext:value-type="float">
            <text:p>477,339</text:p>
          </table:table-cell>
          <table:table-cell office:value-type="float" office:value="0.40468" calcext:value-type="float">
            <text:p>0.4046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9378" calcext:value-type="float">
            <text:p>589,378</text:p>
          </table:table-cell>
          <table:table-cell office:value-type="float" office:value="0.830902" calcext:value-type="float">
            <text:p>0.830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76571" calcext:value-type="float">
            <text:p>3,476,571</text:p>
          </table:table-cell>
          <table:table-cell office:value-type="float" office:value="3.459229" calcext:value-type="float">
            <text:p>3.459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5108" calcext:value-type="float">
            <text:p>1,385,108</text:p>
          </table:table-cell>
          <table:table-cell office:value-type="float" office:value="1.80213" calcext:value-type="float">
            <text:p>1.8021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06157" calcext:value-type="float">
            <text:p>9,406,157</text:p>
          </table:table-cell>
          <table:table-cell office:value-type="float" office:value="7.470298" calcext:value-type="float">
            <text:p>7.470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65191" calcext:value-type="float">
            <text:p>6,465,191</text:p>
          </table:table-cell>
          <table:table-cell office:value-type="float" office:value="9.23165" calcext:value-type="float">
            <text:p>9.2316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642791" calcext:value-type="float">
            <text:p>18,642,791</text:p>
          </table:table-cell>
          <table:table-cell office:value-type="float" office:value="17.894993" calcext:value-type="float">
            <text:p>17.894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717067" calcext:value-type="float">
            <text:p>20,717,067</text:p>
          </table:table-cell>
          <table:table-cell office:value-type="float" office:value="28.346003" calcext:value-type="float">
            <text:p>28.34600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table:formula="of:=SUM([.AV4:.AV99])" office:value-type="float" office:value="1284363083" calcext:value-type="float">
            <text:p>1,284,363,083</text:p>
          </table:table-cell>
          <table:table-cell table:style-name="ce13" table:formula="of:=SUM([.AZ4:.AZ95])" office:value-type="float" office:value="7327189" calcext:value-type="float">
            <text:p>7,327,189</text:p>
          </table:table-cell>
          <table:table-cell table:style-name="ce13" table:formula="of:=SUM([.BD4:.BD97])" office:value-type="float" office:value="4347867" calcext:value-type="float">
            <text:p>4,347,8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table:formula="of:=MAX([.AW4:.AW100])" office:value-type="float" office:value="61.480318" calcext:value-type="float">
            <text:p>61.480318</text:p>
          </table:table-cell>
          <table:table-cell table:style-name="ce20" table:formula="of:=MAX([.BA4:.BA95])" office:value-type="float" office:value="0.765814" calcext:value-type="float">
            <text:p>0.765814</text:p>
          </table:table-cell>
          <table:table-cell table:style-name="ce20" table:formula="of:=MAX([.BE4:.BE97])" office:value-type="float" office:value="0.489435" calcext:value-type="float">
            <text:p>0.489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814" calcext:value-type="float">
            <text:p>60,814</text:p>
          </table:table-cell>
          <table:table-cell office:value-type="float" office:value="0.025806" calcext:value-type="float">
            <text:p>0.0258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87" calcext:value-type="float">
            <text:p>1,987</text:p>
          </table:table-cell>
          <table:table-cell office:value-type="float" office:value="0.002033" calcext:value-type="float">
            <text:p>0.0020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,284</text:p>
          </table:table-cell>
          <table:table-cell office:value-type="float" office:value="0.004493" calcext:value-type="float">
            <text:p>0.0044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7737" calcext:value-type="float">
            <text:p>437,737</text:p>
          </table:table-cell>
          <table:table-cell office:value-type="float" office:value="0.216027" calcext:value-type="float">
            <text:p>0.216027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office:value-type="float" office:value="11075" calcext:value-type="float">
            <text:p>11,075</text:p>
          </table:table-cell>
          <table:table-cell office:value-type="float" office:value="0.018226" calcext:value-type="float">
            <text:p>0.0182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60" calcext:value-type="float">
            <text:p>8,160</text:p>
          </table:table-cell>
          <table:table-cell office:value-type="float" office:value="0.014692" calcext:value-type="float">
            <text:p>0.0146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4359" calcext:value-type="float">
            <text:p>4,504,359</text:p>
          </table:table-cell>
          <table:table-cell office:value-type="float" office:value="1.369374" calcext:value-type="float">
            <text:p>1.3693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58" calcext:value-type="float">
            <text:p>20,458</text:p>
          </table:table-cell>
          <table:table-cell office:value-type="float" office:value="0.022885" calcext:value-type="float">
            <text:p>0.022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05" calcext:value-type="float">
            <text:p>27,105</text:p>
          </table:table-cell>
          <table:table-cell office:value-type="float" office:value="0.042688" calcext:value-type="float">
            <text:p>0.042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229426" calcext:value-type="float">
            <text:p>45,229,426</text:p>
          </table:table-cell>
          <table:table-cell office:value-type="float" office:value="20.681592" calcext:value-type="float">
            <text:p>20.68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672" calcext:value-type="float">
            <text:p>88,672</text:p>
          </table:table-cell>
          <table:table-cell office:value-type="float" office:value="0.092573" calcext:value-type="float">
            <text:p>0.0925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420" calcext:value-type="float">
            <text:p>89,420</text:p>
          </table:table-cell>
          <table:table-cell office:value-type="float" office:value="0.129533" calcext:value-type="float">
            <text:p>0.129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5410" calcext:value-type="float">
            <text:p>385,410</text:p>
          </table:table-cell>
          <table:table-cell office:value-type="float" office:value="0.280163" calcext:value-type="float">
            <text:p>0.2801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5157" calcext:value-type="float">
            <text:p>465,157</text:p>
          </table:table-cell>
          <table:table-cell office:value-type="float" office:value="0.559792" calcext:value-type="float">
            <text:p>0.559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04147" calcext:value-type="float">
            <text:p>2,704,147</text:p>
          </table:table-cell>
          <table:table-cell office:value-type="float" office:value="2.776221" calcext:value-type="float">
            <text:p>2.7762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5558" calcext:value-type="float">
            <text:p>1,325,558</text:p>
          </table:table-cell>
          <table:table-cell office:value-type="float" office:value="1.947337" calcext:value-type="float">
            <text:p>1.947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35554" calcext:value-type="float">
            <text:p>6,635,554</text:p>
          </table:table-cell>
          <table:table-cell office:value-type="float" office:value="4.809424" calcext:value-type="float">
            <text:p>4.809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19570" calcext:value-type="float">
            <text:p>4,819,570</text:p>
          </table:table-cell>
          <table:table-cell office:value-type="float" office:value="5.927792" calcext:value-type="float">
            <text:p>5.927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359234" calcext:value-type="float">
            <text:p>14,359,234</text:p>
          </table:table-cell>
          <table:table-cell office:value-type="float" office:value="14.503085" calcext:value-type="float">
            <text:p>14.503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93847" calcext:value-type="float">
            <text:p>14,693,847</text:p>
          </table:table-cell>
          <table:table-cell office:value-type="float" office:value="22.032772" calcext:value-type="float">
            <text:p>22.032772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/>
          <table:table-cell table:style-name="ce13" table:formula="of:=SUM([.BH4:.BH99])" office:value-type="float" office:value="22553285" calcext:value-type="float">
            <text:p>22,553,285</text:p>
          </table:table-cell>
          <table:table-cell table:style-name="ce13" table:formula="of:=SUM([.BL4:.BL101])" office:value-type="float" office:value="16007998" calcext:value-type="float">
            <text:p>16,007,99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/>
          <table:table-cell table:style-name="ce20" table:formula="of:=MAX([.BI4:.BI99])" office:value-type="float" office:value="1.235871" calcext:value-type="float">
            <text:p>1.235871</text:p>
          </table:table-cell>
          <table:table-cell table:style-name="ce20" table:formula="of:=MAX([.BM4:.BM101])" office:value-type="float" office:value="1.873801" calcext:value-type="float">
            <text:p>1.8738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590" calcext:value-type="float">
            <text:p>97,590</text:p>
          </table:table-cell>
          <table:table-cell office:value-type="float" office:value="0.040793" calcext:value-type="float">
            <text:p>0.0407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4" calcext:value-type="float">
            <text:p>2,134</text:p>
          </table:table-cell>
          <table:table-cell office:value-type="float" office:value="0.0069" calcext:value-type="float">
            <text:p>0.0069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95" calcext:value-type="float">
            <text:p>3,095</text:p>
          </table:table-cell>
          <table:table-cell office:value-type="float" office:value="0.010799" calcext:value-type="float">
            <text:p>0.0107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7685" calcext:value-type="float">
            <text:p>497,685</text:p>
          </table:table-cell>
          <table:table-cell office:value-type="float" office:value="0.237212" calcext:value-type="float">
            <text:p>0.237212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office:value-type="float" office:value="15801" calcext:value-type="float">
            <text:p>15,801</text:p>
          </table:table-cell>
          <table:table-cell office:value-type="float" office:value="0.026425" calcext:value-type="float">
            <text:p>0.0264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16" calcext:value-type="float">
            <text:p>12,316</text:p>
          </table:table-cell>
          <table:table-cell office:value-type="float" office:value="0.023025" calcext:value-type="float">
            <text:p>0.023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32060" calcext:value-type="float">
            <text:p>4,932,060</text:p>
          </table:table-cell>
          <table:table-cell office:value-type="float" office:value="1.669709" calcext:value-type="float">
            <text:p>1.6697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70" calcext:value-type="float">
            <text:p>21,370</text:p>
          </table:table-cell>
          <table:table-cell office:value-type="float" office:value="0.031812" calcext:value-type="float">
            <text:p>0.0318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415" calcext:value-type="float">
            <text:p>29,415</text:p>
          </table:table-cell>
          <table:table-cell office:value-type="float" office:value="0.056677" calcext:value-type="float">
            <text:p>0.0566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754407" calcext:value-type="float">
            <text:p>50,754,407</text:p>
          </table:table-cell>
          <table:table-cell office:value-type="float" office:value="23.045118" calcext:value-type="float">
            <text:p>23.045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496" calcext:value-type="float">
            <text:p>105,496</text:p>
          </table:table-cell>
          <table:table-cell office:value-type="float" office:value="0.105345" calcext:value-type="float">
            <text:p>0.1053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1847" calcext:value-type="float">
            <text:p>131,847</text:p>
          </table:table-cell>
          <table:table-cell office:value-type="float" office:value="0.17854" calcext:value-type="float">
            <text:p>0.1785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9252" calcext:value-type="float">
            <text:p>379,252</text:p>
          </table:table-cell>
          <table:table-cell office:value-type="float" office:value="0.355326" calcext:value-type="float">
            <text:p>0.3553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819" calcext:value-type="float">
            <text:p>500,819</text:p>
          </table:table-cell>
          <table:table-cell office:value-type="float" office:value="0.745879" calcext:value-type="float">
            <text:p>0.7458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1888" calcext:value-type="float">
            <text:p>3,081,888</text:p>
          </table:table-cell>
          <table:table-cell office:value-type="float" office:value="3.146462" calcext:value-type="float">
            <text:p>3.146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59128" calcext:value-type="float">
            <text:p>2,059,128</text:p>
          </table:table-cell>
          <table:table-cell office:value-type="float" office:value="2.981921" calcext:value-type="float">
            <text:p>2.9819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80246" calcext:value-type="float">
            <text:p>6,180,246</text:p>
          </table:table-cell>
          <table:table-cell office:value-type="float" office:value="5.497116" calcext:value-type="float">
            <text:p>5.4971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46669" calcext:value-type="float">
            <text:p>3,646,669</text:p>
          </table:table-cell>
          <table:table-cell office:value-type="float" office:value="5.121705" calcext:value-type="float">
            <text:p>5.1217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86810" calcext:value-type="float">
            <text:p>11,186,810</text:p>
          </table:table-cell>
          <table:table-cell office:value-type="float" office:value="11.62632" calcext:value-type="float">
            <text:p>11.6263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17102" calcext:value-type="float">
            <text:p>11,717,102</text:p>
          </table:table-cell>
          <table:table-cell office:value-type="float" office:value="15.179213" calcext:value-type="float">
            <text:p>15.17921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/>
          <table:table-cell table:style-name="ce13" table:formula="of:=SUM([.BP4:.BP107])" office:value-type="float" office:value="99335680" calcext:value-type="float">
            <text:p>99,335,680</text:p>
          </table:table-cell>
          <table:table-cell table:style-name="ce13" table:formula="of:=SUM([.BT4:.BT102])" office:value-type="float" office:value="75614679" calcext:value-type="float">
            <text:p>75,614,67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/>
          <table:table-cell table:style-name="ce20" table:formula="of:=MAX([.BQ4:.BQ107])" office:value-type="float" office:value="10.826416" calcext:value-type="float">
            <text:p>10.826416</text:p>
          </table:table-cell>
          <table:table-cell table:style-name="ce20" table:formula="of:=MAX([.BU4:.BU102])" office:value-type="float" office:value="8.162223" calcext:value-type="float">
            <text:p>8.1622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273" calcext:value-type="float">
            <text:p>66,273</text:p>
          </table:table-cell>
          <table:table-cell office:value-type="float" office:value="0.029553" calcext:value-type="float">
            <text:p>0.0295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24" calcext:value-type="float">
            <text:p>2,724</text:p>
          </table:table-cell>
          <table:table-cell office:value-type="float" office:value="0.003917" calcext:value-type="float">
            <text:p>0.0039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6" calcext:value-type="float">
            <text:p>2,416</text:p>
          </table:table-cell>
          <table:table-cell office:value-type="float" office:value="0.005695" calcext:value-type="float">
            <text:p>0.0056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1357" calcext:value-type="float">
            <text:p>631,357</text:p>
          </table:table-cell>
          <table:table-cell office:value-type="float" office:value="0.305418" calcext:value-type="float">
            <text:p>0.305418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office:value-type="float" office:value="12147" calcext:value-type="float">
            <text:p>12,147</text:p>
          </table:table-cell>
          <table:table-cell office:value-type="float" office:value="0.017991" calcext:value-type="float">
            <text:p>0.0179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98" calcext:value-type="float">
            <text:p>9,298</text:p>
          </table:table-cell>
          <table:table-cell office:value-type="float" office:value="0.018069" calcext:value-type="float">
            <text:p>0.0180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88938" calcext:value-type="float">
            <text:p>6,488,938</text:p>
          </table:table-cell>
          <table:table-cell office:value-type="float" office:value="2.098246" calcext:value-type="float">
            <text:p>2.098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26" calcext:value-type="float">
            <text:p>28,026</text:p>
          </table:table-cell>
          <table:table-cell office:value-type="float" office:value="0.032796" calcext:value-type="float">
            <text:p>0.0327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867" calcext:value-type="float">
            <text:p>33,867</text:p>
          </table:table-cell>
          <table:table-cell office:value-type="float" office:value="0.057474" calcext:value-type="float">
            <text:p>0.057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505843" calcext:value-type="float">
            <text:p>65,505,843</text:p>
          </table:table-cell>
          <table:table-cell office:value-type="float" office:value="30.135512" calcext:value-type="float">
            <text:p>30.1355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5442" calcext:value-type="float">
            <text:p>115,442</text:p>
          </table:table-cell>
          <table:table-cell office:value-type="float" office:value="0.123975" calcext:value-type="float">
            <text:p>0.123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574" calcext:value-type="float">
            <text:p>107,574</text:p>
          </table:table-cell>
          <table:table-cell office:value-type="float" office:value="0.172455" calcext:value-type="float">
            <text:p>0.172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7354" calcext:value-type="float">
            <text:p>637,354</text:p>
          </table:table-cell>
          <table:table-cell office:value-type="float" office:value="0.525344" calcext:value-type="float">
            <text:p>0.5253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4955" calcext:value-type="float">
            <text:p>674,955</text:p>
          </table:table-cell>
          <table:table-cell office:value-type="float" office:value="0.930903" calcext:value-type="float">
            <text:p>0.9309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27501" calcext:value-type="float">
            <text:p>3,827,501</text:p>
          </table:table-cell>
          <table:table-cell office:value-type="float" office:value="4.180547" calcext:value-type="float">
            <text:p>4.1805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2074" calcext:value-type="float">
            <text:p>2,702,074</text:p>
          </table:table-cell>
          <table:table-cell office:value-type="float" office:value="4.553463" calcext:value-type="float">
            <text:p>4.553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74645" calcext:value-type="float">
            <text:p>7,674,645</text:p>
          </table:table-cell>
          <table:table-cell office:value-type="float" office:value="6.123045" calcext:value-type="float">
            <text:p>6.123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85108" calcext:value-type="float">
            <text:p>5,385,108</text:p>
          </table:table-cell>
          <table:table-cell office:value-type="float" office:value="6.99402" calcext:value-type="float">
            <text:p>6.9940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26069" calcext:value-type="float">
            <text:p>12,726,069</text:p>
          </table:table-cell>
          <table:table-cell office:value-type="float" office:value="14.774694" calcext:value-type="float">
            <text:p>14.7746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35156" calcext:value-type="float">
            <text:p>16,935,156</text:p>
          </table:table-cell>
          <table:table-cell office:value-type="float" office:value="24.844548" calcext:value-type="float">
            <text:p>24.844548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/>
          <table:table-cell table:style-name="ce13" table:formula="of:=SUM([.BX4:.BX93])" office:value-type="float" office:value="332671796" calcext:value-type="float">
            <text:p>332,671,796</text:p>
          </table:table-cell>
          <table:table-cell table:style-name="ce13" table:formula="of:=SUM([.CB4:.CB105])" office:value-type="float" office:value="182685860" calcext:value-type="float">
            <text:p>182,685,86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/>
          <table:table-cell table:style-name="ce20" table:formula="of:=MAX([.BY4:.BY93])" office:value-type="float" office:value="22.188479" calcext:value-type="float">
            <text:p>22.188479</text:p>
          </table:table-cell>
          <table:table-cell table:style-name="ce20" table:formula="of:=MAX([.CC4:.CC105])" office:value-type="float" office:value="14.529634" calcext:value-type="float">
            <text:p>14.5296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528" calcext:value-type="float">
            <text:p>84,528</text:p>
          </table:table-cell>
          <table:table-cell office:value-type="float" office:value="0.03328" calcext:value-type="float">
            <text:p>0.0332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1" calcext:value-type="float">
            <text:p>3,381</text:p>
          </table:table-cell>
          <table:table-cell office:value-type="float" office:value="0.004319" calcext:value-type="float">
            <text:p>0.0043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89" calcext:value-type="float">
            <text:p>3,789</text:p>
          </table:table-cell>
          <table:table-cell office:value-type="float" office:value="0.007326" calcext:value-type="float">
            <text:p>0.0073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31699" calcext:value-type="float">
            <text:p>1,031,699</text:p>
          </table:table-cell>
          <table:table-cell office:value-type="float" office:value="0.480436" calcext:value-type="float">
            <text:p>0.480436</text:p>
          </table:table-cell>
          <table:table-cell table:style-name="ce13"/>
          <table:table-cell office:value-type="float" office:value="6" calcext:value-type="float">
            <text:p>6</text:p>
          </table:table-cell>
          <table:table-cell office:value-type="float" office:value="14334" calcext:value-type="float">
            <text:p>14,334</text:p>
          </table:table-cell>
          <table:table-cell office:value-type="float" office:value="0.020394" calcext:value-type="float">
            <text:p>0.0203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41" calcext:value-type="float">
            <text:p>11,841</text:p>
          </table:table-cell>
          <table:table-cell office:value-type="float" office:value="0.020356" calcext:value-type="float">
            <text:p>0.0203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66826" calcext:value-type="float">
            <text:p>5,166,826</text:p>
          </table:table-cell>
          <table:table-cell office:value-type="float" office:value="1.772208" calcext:value-type="float">
            <text:p>1.7722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119" calcext:value-type="float">
            <text:p>30,119</text:p>
          </table:table-cell>
          <table:table-cell office:value-type="float" office:value="0.037682" calcext:value-type="float">
            <text:p>0.0376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077" calcext:value-type="float">
            <text:p>35,077</text:p>
          </table:table-cell>
          <table:table-cell office:value-type="float" office:value="0.063358" calcext:value-type="float">
            <text:p>0.0633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148708" calcext:value-type="float">
            <text:p>54,148,708</text:p>
          </table:table-cell>
          <table:table-cell office:value-type="float" office:value="24.418402" calcext:value-type="float">
            <text:p>24.4184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211" calcext:value-type="float">
            <text:p>129,211</text:p>
          </table:table-cell>
          <table:table-cell office:value-type="float" office:value="0.144687" calcext:value-type="float">
            <text:p>0.1446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6507" calcext:value-type="float">
            <text:p>206,507</text:p>
          </table:table-cell>
          <table:table-cell office:value-type="float" office:value="0.365638" calcext:value-type="float">
            <text:p>0.3656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7280" calcext:value-type="float">
            <text:p>987,280</text:p>
          </table:table-cell>
          <table:table-cell office:value-type="float" office:value="0.819136" calcext:value-type="float">
            <text:p>0.8191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41938" calcext:value-type="float">
            <text:p>1,141,938</text:p>
          </table:table-cell>
          <table:table-cell office:value-type="float" office:value="1.617365" calcext:value-type="float">
            <text:p>1.6173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12231" calcext:value-type="float">
            <text:p>3,912,231</text:p>
          </table:table-cell>
          <table:table-cell office:value-type="float" office:value="4.111197" calcext:value-type="float">
            <text:p>4.1111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1815" calcext:value-type="float">
            <text:p>2,471,815</text:p>
          </table:table-cell>
          <table:table-cell office:value-type="float" office:value="3.74709" calcext:value-type="float">
            <text:p>3.7470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01140" calcext:value-type="float">
            <text:p>6,601,140</text:p>
          </table:table-cell>
          <table:table-cell office:value-type="float" office:value="6.0713" calcext:value-type="float">
            <text:p>6.071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94962" calcext:value-type="float">
            <text:p>5,994,962</text:p>
          </table:table-cell>
          <table:table-cell office:value-type="float" office:value="8.987748" calcext:value-type="float">
            <text:p>8.9877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35868" calcext:value-type="float">
            <text:p>15,035,868</text:p>
          </table:table-cell>
          <table:table-cell office:value-type="float" office:value="16.512884" calcext:value-type="float">
            <text:p>16.5128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708389" calcext:value-type="float">
            <text:p>21,708,389</text:p>
          </table:table-cell>
          <table:table-cell office:value-type="float" office:value="28.25918" calcext:value-type="float">
            <text:p>28.25918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/>
          <table:table-cell table:style-name="ce13" table:formula="of:=SUM([.CF4:.CF95])" office:value-type="float" office:value="656903379" calcext:value-type="float">
            <text:p>656,903,379</text:p>
          </table:table-cell>
          <table:table-cell table:style-name="ce13" table:formula="of:=SUM([.CJ4:.CJ94])" office:value-type="float" office:value="611464242" calcext:value-type="float">
            <text:p>611,464,24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/>
          <table:table-cell table:style-name="ce20" table:formula="of:=MAX([.CG4:.CG95])" office:value-type="float" office:value="70.167694" calcext:value-type="float">
            <text:p>70.167694</text:p>
          </table:table-cell>
          <table:table-cell table:style-name="ce20" table:formula="of:=MAX([.CK4:.CK94])" office:value-type="float" office:value="56.578935" calcext:value-type="float">
            <text:p>56.5789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3819" calcext:value-type="float">
            <text:p>63,819</text:p>
          </table:table-cell>
          <table:table-cell office:value-type="float" office:value="0.028393" calcext:value-type="float">
            <text:p>0.0283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63" calcext:value-type="float">
            <text:p>5,063</text:p>
          </table:table-cell>
          <table:table-cell office:value-type="float" office:value="0.010606" calcext:value-type="float">
            <text:p>0.0106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62" calcext:value-type="float">
            <text:p>2,962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78894" calcext:value-type="float">
            <text:p>1,078,894</text:p>
          </table:table-cell>
          <table:table-cell office:value-type="float" office:value="0.484219" calcext:value-type="float">
            <text:p>0.484219</text:p>
          </table:table-cell>
          <table:table-cell table:style-name="ce13"/>
          <table:table-cell office:value-type="float" office:value="7" calcext:value-type="float">
            <text:p>7</text:p>
          </table:table-cell>
          <table:table-cell office:value-type="float" office:value="23972" calcext:value-type="float">
            <text:p>23,972</text:p>
          </table:table-cell>
          <table:table-cell office:value-type="float" office:value="0.034901" calcext:value-type="float">
            <text:p>0.0349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597" calcext:value-type="float">
            <text:p>12,597</text:p>
          </table:table-cell>
          <table:table-cell office:value-type="float" office:value="0.025075" calcext:value-type="float">
            <text:p>0.025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968415" calcext:value-type="float">
            <text:p>7,968,415</text:p>
          </table:table-cell>
          <table:table-cell office:value-type="float" office:value="2.560767" calcext:value-type="float">
            <text:p>2.5607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662" calcext:value-type="float">
            <text:p>46,662</text:p>
          </table:table-cell>
          <table:table-cell office:value-type="float" office:value="0.048874" calcext:value-type="float">
            <text:p>0.0488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142" calcext:value-type="float">
            <text:p>47,142</text:p>
          </table:table-cell>
          <table:table-cell office:value-type="float" office:value="0.075379" calcext:value-type="float">
            <text:p>0.075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420322" calcext:value-type="float">
            <text:p>82,420,322</text:p>
          </table:table-cell>
          <table:table-cell office:value-type="float" office:value="36.312928" calcext:value-type="float">
            <text:p>36.312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9650" calcext:value-type="float">
            <text:p>169,650</text:p>
          </table:table-cell>
          <table:table-cell office:value-type="float" office:value="0.190652" calcext:value-type="float">
            <text:p>0.1906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6934" calcext:value-type="float">
            <text:p>76,934</text:p>
          </table:table-cell>
          <table:table-cell office:value-type="float" office:value="0.116168" calcext:value-type="float">
            <text:p>0.1161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8340" calcext:value-type="float">
            <text:p>518,340</text:p>
          </table:table-cell>
          <table:table-cell office:value-type="float" office:value="0.446229" calcext:value-type="float">
            <text:p>0.4462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4399" calcext:value-type="float">
            <text:p>874,399</text:p>
          </table:table-cell>
          <table:table-cell office:value-type="float" office:value="1.337746" calcext:value-type="float">
            <text:p>1.3377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554391" calcext:value-type="float">
            <text:p>8,554,391</text:p>
          </table:table-cell>
          <table:table-cell office:value-type="float" office:value="9.185564" calcext:value-type="float">
            <text:p>9.1855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00344" calcext:value-type="float">
            <text:p>2,000,344</text:p>
          </table:table-cell>
          <table:table-cell office:value-type="float" office:value="2.937245" calcext:value-type="float">
            <text:p>2.9372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36134" calcext:value-type="float">
            <text:p>8,636,134</text:p>
          </table:table-cell>
          <table:table-cell office:value-type="float" office:value="6.784632" calcext:value-type="float">
            <text:p>6.784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656281" calcext:value-type="float">
            <text:p>6,656,281</text:p>
          </table:table-cell>
          <table:table-cell office:value-type="float" office:value="9.030967" calcext:value-type="float">
            <text:p>9.0309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678470" calcext:value-type="float">
            <text:p>10,678,470</text:p>
          </table:table-cell>
          <table:table-cell office:value-type="float" office:value="11.13648" calcext:value-type="float">
            <text:p>11.1364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355364" calcext:value-type="float">
            <text:p>32,355,364</text:p>
          </table:table-cell>
          <table:table-cell office:value-type="float" office:value="43.483474" calcext:value-type="float">
            <text:p>43.48347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2835" calcext:value-type="float">
            <text:p>82,835</text:p>
          </table:table-cell>
          <table:table-cell office:value-type="float" office:value="0.038281" calcext:value-type="float">
            <text:p>0.0382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74" calcext:value-type="float">
            <text:p>4,974</text:p>
          </table:table-cell>
          <table:table-cell office:value-type="float" office:value="0.005044" calcext:value-type="float">
            <text:p>0.005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1" calcext:value-type="float">
            <text:p>3,371</text:p>
          </table:table-cell>
          <table:table-cell office:value-type="float" office:value="0.007224" calcext:value-type="float">
            <text:p>0.0072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53967" calcext:value-type="float">
            <text:p>1,753,967</text:p>
          </table:table-cell>
          <table:table-cell office:value-type="float" office:value="0.785797" calcext:value-type="float">
            <text:p>0.785797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 office:value-type="float" office:value="24115" calcext:value-type="float">
            <text:p>24,115</text:p>
          </table:table-cell>
          <table:table-cell office:value-type="float" office:value="0.028805" calcext:value-type="float">
            <text:p>0.028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652" calcext:value-type="float">
            <text:p>14,652</text:p>
          </table:table-cell>
          <table:table-cell office:value-type="float" office:value="0.023693" calcext:value-type="float">
            <text:p>0.0236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54212" calcext:value-type="float">
            <text:p>7,454,212</text:p>
          </table:table-cell>
          <table:table-cell office:value-type="float" office:value="2.320621" calcext:value-type="float">
            <text:p>2.3206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814" calcext:value-type="float">
            <text:p>36,814</text:p>
          </table:table-cell>
          <table:table-cell office:value-type="float" office:value="0.032136" calcext:value-type="float">
            <text:p>0.032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003" calcext:value-type="float">
            <text:p>56,003</text:p>
          </table:table-cell>
          <table:table-cell office:value-type="float" office:value="0.09749" calcext:value-type="float">
            <text:p>0.0974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8404907" calcext:value-type="float">
            <text:p>138,404,907</text:p>
          </table:table-cell>
          <table:table-cell office:value-type="float" office:value="61.480318" calcext:value-type="float">
            <text:p>61.4803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175" calcext:value-type="float">
            <text:p>200,175</text:p>
          </table:table-cell>
          <table:table-cell office:value-type="float" office:value="0.231044" calcext:value-type="float">
            <text:p>0.231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16" calcext:value-type="float">
            <text:p>12,416</text:p>
          </table:table-cell>
          <table:table-cell office:value-type="float" office:value="0.019666" calcext:value-type="float">
            <text:p>0.0196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7438" calcext:value-type="float">
            <text:p>807,438</text:p>
          </table:table-cell>
          <table:table-cell office:value-type="float" office:value="0.661098" calcext:value-type="float">
            <text:p>0.661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07746" calcext:value-type="float">
            <text:p>1,107,746</text:p>
          </table:table-cell>
          <table:table-cell office:value-type="float" office:value="1.575288" calcext:value-type="float">
            <text:p>1.5752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30708" calcext:value-type="float">
            <text:p>9,930,708</text:p>
          </table:table-cell>
          <table:table-cell office:value-type="float" office:value="10.826416" calcext:value-type="float">
            <text:p>10.826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94870" calcext:value-type="float">
            <text:p>1,494,870</text:p>
          </table:table-cell>
          <table:table-cell office:value-type="float" office:value="1.885485" calcext:value-type="float">
            <text:p>1.8854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29067" calcext:value-type="float">
            <text:p>9,529,067</text:p>
          </table:table-cell>
          <table:table-cell office:value-type="float" office:value="6.484765" calcext:value-type="float">
            <text:p>6.4847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27524" calcext:value-type="float">
            <text:p>6,827,524</text:p>
          </table:table-cell>
          <table:table-cell office:value-type="float" office:value="9.252547" calcext:value-type="float">
            <text:p>9.2525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87202" calcext:value-type="float">
            <text:p>3,287,202</text:p>
          </table:table-cell>
          <table:table-cell office:value-type="float" office:value="3.523147" calcext:value-type="float">
            <text:p>3.5231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126476" calcext:value-type="float">
            <text:p>24,126,476</text:p>
          </table:table-cell>
          <table:table-cell office:value-type="float" office:value="28.295086" calcext:value-type="float">
            <text:p>28.29508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1408" calcext:value-type="float">
            <text:p>71,408</text:p>
          </table:table-cell>
          <table:table-cell office:value-type="float" office:value="0.027697" calcext:value-type="float">
            <text:p>0.0276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75" calcext:value-type="float">
            <text:p>3,375</text:p>
          </table:table-cell>
          <table:table-cell office:value-type="float" office:value="0.003927" calcext:value-type="float">
            <text:p>0.0039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93" calcext:value-type="float">
            <text:p>2,493</text:p>
          </table:table-cell>
          <table:table-cell office:value-type="float" office:value="0.006086" calcext:value-type="float">
            <text:p>0.006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76038" calcext:value-type="float">
            <text:p>1,076,038</text:p>
          </table:table-cell>
          <table:table-cell office:value-type="float" office:value="0.513478" calcext:value-type="float">
            <text:p>0.513478</text:p>
          </table:table-cell>
          <table:table-cell table:style-name="ce13"/>
          <table:table-cell office:value-type="float" office:value="9" calcext:value-type="float">
            <text:p>9</text:p>
          </table:table-cell>
          <table:table-cell office:value-type="float" office:value="22220" calcext:value-type="float">
            <text:p>22,220</text:p>
          </table:table-cell>
          <table:table-cell office:value-type="float" office:value="0.028052" calcext:value-type="float">
            <text:p>0.0280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940" calcext:value-type="float">
            <text:p>16,940</text:p>
          </table:table-cell>
          <table:table-cell office:value-type="float" office:value="0.025781" calcext:value-type="float">
            <text:p>0.0257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683778" calcext:value-type="float">
            <text:p>6,683,778</text:p>
          </table:table-cell>
          <table:table-cell office:value-type="float" office:value="2.076699" calcext:value-type="float">
            <text:p>2.0766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315" calcext:value-type="float">
            <text:p>36,315</text:p>
          </table:table-cell>
          <table:table-cell office:value-type="float" office:value="0.031593" calcext:value-type="float">
            <text:p>0.0315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142" calcext:value-type="float">
            <text:p>38,142</text:p>
          </table:table-cell>
          <table:table-cell office:value-type="float" office:value="0.065465" calcext:value-type="float">
            <text:p>0.065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945336" calcext:value-type="float">
            <text:p>95,945,336</text:p>
          </table:table-cell>
          <table:table-cell office:value-type="float" office:value="45.445603" calcext:value-type="float">
            <text:p>45.4456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03" calcext:value-type="float">
            <text:p>126,603</text:p>
          </table:table-cell>
          <table:table-cell office:value-type="float" office:value="0.142387" calcext:value-type="float">
            <text:p>0.1423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6759" calcext:value-type="float">
            <text:p>296,759</text:p>
          </table:table-cell>
          <table:table-cell office:value-type="float" office:value="0.408257" calcext:value-type="float">
            <text:p>0.4082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0010" calcext:value-type="float">
            <text:p>950,010</text:p>
          </table:table-cell>
          <table:table-cell office:value-type="float" office:value="0.741946" calcext:value-type="float">
            <text:p>0.7419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5974" calcext:value-type="float">
            <text:p>1,055,974</text:p>
          </table:table-cell>
          <table:table-cell office:value-type="float" office:value="1.447407" calcext:value-type="float">
            <text:p>1.4474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18068" calcext:value-type="float">
            <text:p>6,718,068</text:p>
          </table:table-cell>
          <table:table-cell office:value-type="float" office:value="6.860963" calcext:value-type="float">
            <text:p>6.860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05058" calcext:value-type="float">
            <text:p>2,105,058</text:p>
          </table:table-cell>
          <table:table-cell office:value-type="float" office:value="2.810363" calcext:value-type="float">
            <text:p>2.8103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69157" calcext:value-type="float">
            <text:p>8,269,157</text:p>
          </table:table-cell>
          <table:table-cell office:value-type="float" office:value="7.341032" calcext:value-type="float">
            <text:p>7.3410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14957" calcext:value-type="float">
            <text:p>10,514,957</text:p>
          </table:table-cell>
          <table:table-cell office:value-type="float" office:value="13.551158" calcext:value-type="float">
            <text:p>13.551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466083" calcext:value-type="float">
            <text:p>64,466,083</text:p>
          </table:table-cell>
          <table:table-cell office:value-type="float" office:value="70.167694" calcext:value-type="float">
            <text:p>70.167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018719" calcext:value-type="float">
            <text:p>30,018,719</text:p>
          </table:table-cell>
          <table:table-cell office:value-type="float" office:value="46.298849" calcext:value-type="float">
            <text:p>46.2988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9930" calcext:value-type="float">
            <text:p>69,930</text:p>
          </table:table-cell>
          <table:table-cell office:value-type="float" office:value="0.03207" calcext:value-type="float">
            <text:p>0.0320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46" calcext:value-type="float">
            <text:p>6,346</text:p>
          </table:table-cell>
          <table:table-cell office:value-type="float" office:value="0.017115" calcext:value-type="float">
            <text:p>0.017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51" calcext:value-type="float">
            <text:p>5,251</text:p>
          </table:table-cell>
          <table:table-cell office:value-type="float" office:value="0.016748" calcext:value-type="float">
            <text:p>0.0167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154" calcext:value-type="float">
            <text:p>48,154</text:p>
          </table:table-cell>
          <table:table-cell office:value-type="float" office:value="0.027415" calcext:value-type="float">
            <text:p>0.027415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office:value-type="float" office:value="28355" calcext:value-type="float">
            <text:p>28,355</text:p>
          </table:table-cell>
          <table:table-cell office:value-type="float" office:value="0.035397" calcext:value-type="float">
            <text:p>0.0353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703" calcext:value-type="float">
            <text:p>24,703</text:p>
          </table:table-cell>
          <table:table-cell office:value-type="float" office:value="0.035861" calcext:value-type="float">
            <text:p>0.0358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71911" calcext:value-type="float">
            <text:p>6,271,911</text:p>
          </table:table-cell>
          <table:table-cell office:value-type="float" office:value="1.995801" calcext:value-type="float">
            <text:p>1.995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360" calcext:value-type="float">
            <text:p>78,360</text:p>
          </table:table-cell>
          <table:table-cell office:value-type="float" office:value="0.060822" calcext:value-type="float">
            <text:p>0.0608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33" calcext:value-type="float">
            <text:p>3,433</text:p>
          </table:table-cell>
          <table:table-cell office:value-type="float" office:value="0.010912" calcext:value-type="float">
            <text:p>0.010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701582" calcext:value-type="float">
            <text:p>77,701,582</text:p>
          </table:table-cell>
          <table:table-cell office:value-type="float" office:value="37.665119" calcext:value-type="float">
            <text:p>37.6651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72" calcext:value-type="float">
            <text:p>25,072</text:p>
          </table:table-cell>
          <table:table-cell office:value-type="float" office:value="0.029824" calcext:value-type="float">
            <text:p>0.029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4762" calcext:value-type="float">
            <text:p>204,762</text:p>
          </table:table-cell>
          <table:table-cell office:value-type="float" office:value="0.262579" calcext:value-type="float">
            <text:p>0.262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17966" calcext:value-type="float">
            <text:p>1,117,966</text:p>
          </table:table-cell>
          <table:table-cell office:value-type="float" office:value="0.789186" calcext:value-type="float">
            <text:p>0.7891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970" calcext:value-type="float">
            <text:p>1,187,970</text:p>
          </table:table-cell>
          <table:table-cell office:value-type="float" office:value="1.873801" calcext:value-type="float">
            <text:p>1.873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18537" calcext:value-type="float">
            <text:p>5,918,537</text:p>
          </table:table-cell>
          <table:table-cell office:value-type="float" office:value="5.468193" calcext:value-type="float">
            <text:p>5.4681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8991" calcext:value-type="float">
            <text:p>198,991</text:p>
          </table:table-cell>
          <table:table-cell office:value-type="float" office:value="0.2324" calcext:value-type="float">
            <text:p>0.232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637795" calcext:value-type="float">
            <text:p>12,637,795</text:p>
          </table:table-cell>
          <table:table-cell office:value-type="float" office:value="10.912736" calcext:value-type="float">
            <text:p>10.912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61034" calcext:value-type="float">
            <text:p>10,161,034</text:p>
          </table:table-cell>
          <table:table-cell office:value-type="float" office:value="13.753532" calcext:value-type="float">
            <text:p>13.7535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547208" calcext:value-type="float">
            <text:p>54,547,208</text:p>
          </table:table-cell>
          <table:table-cell office:value-type="float" office:value="56.914491" calcext:value-type="float">
            <text:p>56.9144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412097" calcext:value-type="float">
            <text:p>44,412,097</text:p>
          </table:table-cell>
          <table:table-cell office:value-type="float" office:value="50.329711" calcext:value-type="float">
            <text:p>50.32971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6079" calcext:value-type="float">
            <text:p>66,079</text:p>
          </table:table-cell>
          <table:table-cell office:value-type="float" office:value="0.033895" calcext:value-type="float">
            <text:p>0.0338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48" calcext:value-type="float">
            <text:p>4,548</text:p>
          </table:table-cell>
          <table:table-cell office:value-type="float" office:value="0.005824" calcext:value-type="float">
            <text:p>0.0058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92" calcext:value-type="float">
            <text:p>4,292</text:p>
          </table:table-cell>
          <table:table-cell office:value-type="float" office:value="0.01036" calcext:value-type="float">
            <text:p>0.01036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475" calcext:value-type="float">
            <text:p>10,475</text:p>
          </table:table-cell>
          <table:table-cell office:value-type="float" office:value="0.005528" calcext:value-type="float">
            <text:p>0.005528</text:p>
          </table:table-cell>
          <table:table-cell table:style-name="ce13"/>
          <table:table-cell office:value-type="float" office:value="11" calcext:value-type="float">
            <text:p>11</text:p>
          </table:table-cell>
          <table:table-cell office:value-type="float" office:value="20640" calcext:value-type="float">
            <text:p>20,640</text:p>
          </table:table-cell>
          <table:table-cell office:value-type="float" office:value="0.024234" calcext:value-type="float">
            <text:p>0.0242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785" calcext:value-type="float">
            <text:p>21,785</text:p>
          </table:table-cell>
          <table:table-cell office:value-type="float" office:value="0.02924" calcext:value-type="float">
            <text:p>0.0292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83143" calcext:value-type="float">
            <text:p>4,883,143</text:p>
          </table:table-cell>
          <table:table-cell office:value-type="float" office:value="1.529565" calcext:value-type="float">
            <text:p>1.5295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830" calcext:value-type="float">
            <text:p>55,830</text:p>
          </table:table-cell>
          <table:table-cell office:value-type="float" office:value="0.057172" calcext:value-type="float">
            <text:p>0.0571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2598" calcext:value-type="float">
            <text:p>72,598</text:p>
          </table:table-cell>
          <table:table-cell office:value-type="float" office:value="0.100487" calcext:value-type="float">
            <text:p>0.1004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38224" calcext:value-type="float">
            <text:p>31,838,224</text:p>
          </table:table-cell>
          <table:table-cell office:value-type="float" office:value="13.72705" calcext:value-type="float">
            <text:p>13.7270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8336" calcext:value-type="float">
            <text:p>368,336</text:p>
          </table:table-cell>
          <table:table-cell office:value-type="float" office:value="0.402979" calcext:value-type="float">
            <text:p>0.4029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0460" calcext:value-type="float">
            <text:p>340,460</text:p>
          </table:table-cell>
          <table:table-cell office:value-type="float" office:value="0.489435" calcext:value-type="float">
            <text:p>0.4894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64733" calcext:value-type="float">
            <text:p>1,164,733</text:p>
          </table:table-cell>
          <table:table-cell office:value-type="float" office:value="0.851796" calcext:value-type="float">
            <text:p>0.8517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34742" calcext:value-type="float">
            <text:p>934,742</text:p>
          </table:table-cell>
          <table:table-cell office:value-type="float" office:value="1.310285" calcext:value-type="float">
            <text:p>1.3102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130231" calcext:value-type="float">
            <text:p>7,130,231</text:p>
          </table:table-cell>
          <table:table-cell office:value-type="float" office:value="6.765255" calcext:value-type="float">
            <text:p>6.7652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34119" calcext:value-type="float">
            <text:p>3,834,119</text:p>
          </table:table-cell>
          <table:table-cell office:value-type="float" office:value="5.343973" calcext:value-type="float">
            <text:p>5.3439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763226" calcext:value-type="float">
            <text:p>13,763,226</text:p>
          </table:table-cell>
          <table:table-cell office:value-type="float" office:value="11.630978" calcext:value-type="float">
            <text:p>11.6309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94062" calcext:value-type="float">
            <text:p>6,094,062</text:p>
          </table:table-cell>
          <table:table-cell office:value-type="float" office:value="8.777984" calcext:value-type="float">
            <text:p>8.777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703771" calcext:value-type="float">
            <text:p>56,703,771</text:p>
          </table:table-cell>
          <table:table-cell office:value-type="float" office:value="57.172176" calcext:value-type="float">
            <text:p>57.172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116137" calcext:value-type="float">
            <text:p>46,116,137</text:p>
          </table:table-cell>
          <table:table-cell office:value-type="float" office:value="55.591238" calcext:value-type="float">
            <text:p>55.59123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8568" calcext:value-type="float">
            <text:p>38,568</text:p>
          </table:table-cell>
          <table:table-cell office:value-type="float" office:value="0.021699" calcext:value-type="float">
            <text:p>0.0216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17" calcext:value-type="float">
            <text:p>6,117</text:p>
          </table:table-cell>
          <table:table-cell office:value-type="float" office:value="0.005571" calcext:value-type="float">
            <text:p>0.0055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69" calcext:value-type="float">
            <text:p>3,669</text:p>
          </table:table-cell>
          <table:table-cell office:value-type="float" office:value="0.008029" calcext:value-type="float">
            <text:p>0.0080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13688" calcext:value-type="float">
            <text:p>1,013,688</text:p>
          </table:table-cell>
          <table:table-cell office:value-type="float" office:value="0.420035" calcext:value-type="float">
            <text:p>0.420035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office:value-type="float" office:value="17178" calcext:value-type="float">
            <text:p>17,178</text:p>
          </table:table-cell>
          <table:table-cell office:value-type="float" office:value="0.021821" calcext:value-type="float">
            <text:p>0.0218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994" calcext:value-type="float">
            <text:p>24,994</text:p>
          </table:table-cell>
          <table:table-cell office:value-type="float" office:value="0.032782" calcext:value-type="float">
            <text:p>0.0327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161" calcext:value-type="float">
            <text:p>53,161</text:p>
          </table:table-cell>
          <table:table-cell office:value-type="float" office:value="0.020305" calcext:value-type="float">
            <text:p>0.0203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36" calcext:value-type="float">
            <text:p>8,636</text:p>
          </table:table-cell>
          <table:table-cell office:value-type="float" office:value="0.011126" calcext:value-type="float">
            <text:p>0.0111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868" calcext:value-type="float">
            <text:p>85,868</text:p>
          </table:table-cell>
          <table:table-cell office:value-type="float" office:value="0.124902" calcext:value-type="float">
            <text:p>0.1249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07481" calcext:value-type="float">
            <text:p>17,407,481</text:p>
          </table:table-cell>
          <table:table-cell office:value-type="float" office:value="7.552786" calcext:value-type="float">
            <text:p>7.552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7348" calcext:value-type="float">
            <text:p>577,348</text:p>
          </table:table-cell>
          <table:table-cell office:value-type="float" office:value="0.626852" calcext:value-type="float">
            <text:p>0.6268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6646" calcext:value-type="float">
            <text:p>196,646</text:p>
          </table:table-cell>
          <table:table-cell office:value-type="float" office:value="0.238174" calcext:value-type="float">
            <text:p>0.2381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0981" calcext:value-type="float">
            <text:p>520,981</text:p>
          </table:table-cell>
          <table:table-cell office:value-type="float" office:value="0.355054" calcext:value-type="float">
            <text:p>0.3550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7561" calcext:value-type="float">
            <text:p>697,561</text:p>
          </table:table-cell>
          <table:table-cell office:value-type="float" office:value="1.095875" calcext:value-type="float">
            <text:p>1.095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552608" calcext:value-type="float">
            <text:p>5,552,608</text:p>
          </table:table-cell>
          <table:table-cell office:value-type="float" office:value="5.190316" calcext:value-type="float">
            <text:p>5.1903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92414" calcext:value-type="float">
            <text:p>4,392,414</text:p>
          </table:table-cell>
          <table:table-cell office:value-type="float" office:value="6.247818" calcext:value-type="float">
            <text:p>6.247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0527" calcext:value-type="float">
            <text:p>660,527</text:p>
          </table:table-cell>
          <table:table-cell office:value-type="float" office:value="0.503653" calcext:value-type="float">
            <text:p>0.5036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26425" calcext:value-type="float">
            <text:p>3,926,425</text:p>
          </table:table-cell>
          <table:table-cell office:value-type="float" office:value="4.532526" calcext:value-type="float">
            <text:p>4.5325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986490" calcext:value-type="float">
            <text:p>41,986,490</text:p>
          </table:table-cell>
          <table:table-cell office:value-type="float" office:value="43.046002" calcext:value-type="float">
            <text:p>43.0460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778415" calcext:value-type="float">
            <text:p>39,778,415</text:p>
          </table:table-cell>
          <table:table-cell office:value-type="float" office:value="45.650165" calcext:value-type="float">
            <text:p>45.65016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51790" calcext:value-type="float">
            <text:p>51,790</text:p>
          </table:table-cell>
          <table:table-cell office:value-type="float" office:value="0.02419" calcext:value-type="float">
            <text:p>0.0241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186" calcext:value-type="float">
            <text:p>7,186</text:p>
          </table:table-cell>
          <table:table-cell office:value-type="float" office:value="0.010881" calcext:value-type="float">
            <text:p>0.010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53" calcext:value-type="float">
            <text:p>3,753</text:p>
          </table:table-cell>
          <table:table-cell office:value-type="float" office:value="0.014779" calcext:value-type="float">
            <text:p>0.0147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37344" calcext:value-type="float">
            <text:p>737,344</text:p>
          </table:table-cell>
          <table:table-cell office:value-type="float" office:value="0.311269" calcext:value-type="float">
            <text:p>0.311269</text:p>
          </table:table-cell>
          <table:table-cell table:style-name="ce13"/>
          <table:table-cell office:value-type="float" office:value="13" calcext:value-type="float">
            <text:p>13</text:p>
          </table:table-cell>
          <table:table-cell office:value-type="float" office:value="26804" calcext:value-type="float">
            <text:p>26,804</text:p>
          </table:table-cell>
          <table:table-cell office:value-type="float" office:value="0.035196" calcext:value-type="float">
            <text:p>0.035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475" calcext:value-type="float">
            <text:p>29,475</text:p>
          </table:table-cell>
          <table:table-cell office:value-type="float" office:value="0.040332" calcext:value-type="float">
            <text:p>0.0403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02594" calcext:value-type="float">
            <text:p>4,602,594</text:p>
          </table:table-cell>
          <table:table-cell office:value-type="float" office:value="1.253443" calcext:value-type="float">
            <text:p>1.2534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759" calcext:value-type="float">
            <text:p>87,759</text:p>
          </table:table-cell>
          <table:table-cell office:value-type="float" office:value="0.080037" calcext:value-type="float">
            <text:p>0.0800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531" calcext:value-type="float">
            <text:p>99,531</text:p>
          </table:table-cell>
          <table:table-cell office:value-type="float" office:value="0.136568" calcext:value-type="float">
            <text:p>0.1365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2612087" calcext:value-type="float">
            <text:p>102,612,087</text:p>
          </table:table-cell>
          <table:table-cell office:value-type="float" office:value="46.333861" calcext:value-type="float">
            <text:p>46.3338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20750" calcext:value-type="float">
            <text:p>720,750</text:p>
          </table:table-cell>
          <table:table-cell office:value-type="float" office:value="0.765814" calcext:value-type="float">
            <text:p>0.7658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013" calcext:value-type="float">
            <text:p>320,013</text:p>
          </table:table-cell>
          <table:table-cell office:value-type="float" office:value="0.427791" calcext:value-type="float">
            <text:p>0.4277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22844" calcext:value-type="float">
            <text:p>1,722,844</text:p>
          </table:table-cell>
          <table:table-cell office:value-type="float" office:value="1.235871" calcext:value-type="float">
            <text:p>1.2358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08902" calcext:value-type="float">
            <text:p>908,902</text:p>
          </table:table-cell>
          <table:table-cell office:value-type="float" office:value="1.327881" calcext:value-type="float">
            <text:p>1.327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52454" calcext:value-type="float">
            <text:p>4,952,454</text:p>
          </table:table-cell>
          <table:table-cell office:value-type="float" office:value="4.711778" calcext:value-type="float">
            <text:p>4.7117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52271" calcext:value-type="float">
            <text:p>5,952,271</text:p>
          </table:table-cell>
          <table:table-cell office:value-type="float" office:value="7.892138" calcext:value-type="float">
            <text:p>7.892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690787" calcext:value-type="float">
            <text:p>29,690,787</text:p>
          </table:table-cell>
          <table:table-cell office:value-type="float" office:value="22.188479" calcext:value-type="float">
            <text:p>22.1884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56567" calcext:value-type="float">
            <text:p>10,056,567</text:p>
          </table:table-cell>
          <table:table-cell office:value-type="float" office:value="14.513122" calcext:value-type="float">
            <text:p>14.5131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444992" calcext:value-type="float">
            <text:p>60,444,992</text:p>
          </table:table-cell>
          <table:table-cell office:value-type="float" office:value="60.684992" calcext:value-type="float">
            <text:p>60.6849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326860" calcext:value-type="float">
            <text:p>33,326,860</text:p>
          </table:table-cell>
          <table:table-cell office:value-type="float" office:value="37.551482" calcext:value-type="float">
            <text:p>37.55148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3319" calcext:value-type="float">
            <text:p>73,319</text:p>
          </table:table-cell>
          <table:table-cell office:value-type="float" office:value="0.029721" calcext:value-type="float">
            <text:p>0.0297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29" calcext:value-type="float">
            <text:p>7,029</text:p>
          </table:table-cell>
          <table:table-cell office:value-type="float" office:value="0.007678" calcext:value-type="float">
            <text:p>0.0076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95" calcext:value-type="float">
            <text:p>5,095</text:p>
          </table:table-cell>
          <table:table-cell office:value-type="float" office:value="0.012228" calcext:value-type="float">
            <text:p>0.0122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57112" calcext:value-type="float">
            <text:p>1,057,112</text:p>
          </table:table-cell>
          <table:table-cell office:value-type="float" office:value="0.433017" calcext:value-type="float">
            <text:p>0.433017</text:p>
          </table:table-cell>
          <table:table-cell table:style-name="ce13"/>
          <table:table-cell office:value-type="float" office:value="14" calcext:value-type="float">
            <text:p>14</text:p>
          </table:table-cell>
          <table:table-cell office:value-type="float" office:value="22571" calcext:value-type="float">
            <text:p>22,571</text:p>
          </table:table-cell>
          <table:table-cell office:value-type="float" office:value="0.029706" calcext:value-type="float">
            <text:p>0.0297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973" calcext:value-type="float">
            <text:p>34,973</text:p>
          </table:table-cell>
          <table:table-cell office:value-type="float" office:value="0.045676" calcext:value-type="float">
            <text:p>0.0456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468042" calcext:value-type="float">
            <text:p>7,468,042</text:p>
          </table:table-cell>
          <table:table-cell office:value-type="float" office:value="2.048063" calcext:value-type="float">
            <text:p>2.0480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3722" calcext:value-type="float">
            <text:p>103,722</text:p>
          </table:table-cell>
          <table:table-cell office:value-type="float" office:value="0.07963" calcext:value-type="float">
            <text:p>0.0796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299" calcext:value-type="float">
            <text:p>80,299</text:p>
          </table:table-cell>
          <table:table-cell office:value-type="float" office:value="0.105921" calcext:value-type="float">
            <text:p>0.1059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9710002" calcext:value-type="float">
            <text:p>119,710,002</text:p>
          </table:table-cell>
          <table:table-cell office:value-type="float" office:value="54.771602" calcext:value-type="float">
            <text:p>54.7716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3466" calcext:value-type="float">
            <text:p>393,466</text:p>
          </table:table-cell>
          <table:table-cell office:value-type="float" office:value="0.440585" calcext:value-type="float">
            <text:p>0.440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7339" calcext:value-type="float">
            <text:p>187,339</text:p>
          </table:table-cell>
          <table:table-cell office:value-type="float" office:value="0.248884" calcext:value-type="float">
            <text:p>0.2488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8046" calcext:value-type="float">
            <text:p>1,438,046</text:p>
          </table:table-cell>
          <table:table-cell office:value-type="float" office:value="1.06234" calcext:value-type="float">
            <text:p>1.0623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18363" calcext:value-type="float">
            <text:p>1,318,363</text:p>
          </table:table-cell>
          <table:table-cell office:value-type="float" office:value="1.863134" calcext:value-type="float">
            <text:p>1.8631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67869" calcext:value-type="float">
            <text:p>4,767,869</text:p>
          </table:table-cell>
          <table:table-cell office:value-type="float" office:value="4.423977" calcext:value-type="float">
            <text:p>4.4239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32791" calcext:value-type="float">
            <text:p>3,532,791</text:p>
          </table:table-cell>
          <table:table-cell office:value-type="float" office:value="5.008751" calcext:value-type="float">
            <text:p>5.0087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23189" calcext:value-type="float">
            <text:p>1,723,189</text:p>
          </table:table-cell>
          <table:table-cell office:value-type="float" office:value="1.22502" calcext:value-type="float">
            <text:p>1.2250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737901" calcext:value-type="float">
            <text:p>9,737,901</text:p>
          </table:table-cell>
          <table:table-cell office:value-type="float" office:value="14.529634" calcext:value-type="float">
            <text:p>14.5296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275349" calcext:value-type="float">
            <text:p>33,275,349</text:p>
          </table:table-cell>
          <table:table-cell office:value-type="float" office:value="35.26182" calcext:value-type="float">
            <text:p>35.2618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720555" calcext:value-type="float">
            <text:p>50,720,555</text:p>
          </table:table-cell>
          <table:table-cell office:value-type="float" office:value="56.578935" calcext:value-type="float">
            <text:p>56.57893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9582" calcext:value-type="float">
            <text:p>29,582</text:p>
          </table:table-cell>
          <table:table-cell office:value-type="float" office:value="0.017131" calcext:value-type="float">
            <text:p>0.0171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36" calcext:value-type="float">
            <text:p>5,436</text:p>
          </table:table-cell>
          <table:table-cell office:value-type="float" office:value="0.005077" calcext:value-type="float">
            <text:p>0.005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56" calcext:value-type="float">
            <text:p>4,056</text:p>
          </table:table-cell>
          <table:table-cell office:value-type="float" office:value="0.008739" calcext:value-type="float">
            <text:p>0.0087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9632" calcext:value-type="float">
            <text:p>959,632</text:p>
          </table:table-cell>
          <table:table-cell office:value-type="float" office:value="0.398294" calcext:value-type="float">
            <text:p>0.398294</text:p>
          </table:table-cell>
          <table:table-cell table:style-name="ce13"/>
          <table:table-cell office:value-type="float" office:value="15" calcext:value-type="float">
            <text:p>15</text:p>
          </table:table-cell>
          <table:table-cell office:value-type="float" office:value="12397" calcext:value-type="float">
            <text:p>12,397</text:p>
          </table:table-cell>
          <table:table-cell office:value-type="float" office:value="0.019666" calcext:value-type="float">
            <text:p>0.0196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669" calcext:value-type="float">
            <text:p>23,669</text:p>
          </table:table-cell>
          <table:table-cell office:value-type="float" office:value="0.032867" calcext:value-type="float">
            <text:p>0.0328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96435" calcext:value-type="float">
            <text:p>10,096,435</text:p>
          </table:table-cell>
          <table:table-cell office:value-type="float" office:value="2.788252" calcext:value-type="float">
            <text:p>2.7882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5056" calcext:value-type="float">
            <text:p>65,056</text:p>
          </table:table-cell>
          <table:table-cell office:value-type="float" office:value="0.059199" calcext:value-type="float">
            <text:p>0.0591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621" calcext:value-type="float">
            <text:p>51,621</text:p>
          </table:table-cell>
          <table:table-cell office:value-type="float" office:value="0.074122" calcext:value-type="float">
            <text:p>0.074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375056" calcext:value-type="float">
            <text:p>58,375,056</text:p>
          </table:table-cell>
          <table:table-cell office:value-type="float" office:value="28.105895" calcext:value-type="float">
            <text:p>28.1058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0700" calcext:value-type="float">
            <text:p>340,700</text:p>
          </table:table-cell>
          <table:table-cell office:value-type="float" office:value="0.341629" calcext:value-type="float">
            <text:p>0.3416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6116" calcext:value-type="float">
            <text:p>186,116</text:p>
          </table:table-cell>
          <table:table-cell office:value-type="float" office:value="0.24315" calcext:value-type="float">
            <text:p>0.2431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12085" calcext:value-type="float">
            <text:p>1,112,085</text:p>
          </table:table-cell>
          <table:table-cell office:value-type="float" office:value="0.795045" calcext:value-type="float">
            <text:p>0.7950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5220" calcext:value-type="float">
            <text:p>555,220</text:p>
          </table:table-cell>
          <table:table-cell office:value-type="float" office:value="0.885689" calcext:value-type="float">
            <text:p>0.8856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93956" calcext:value-type="float">
            <text:p>3,193,956</text:p>
          </table:table-cell>
          <table:table-cell office:value-type="float" office:value="3.030277" calcext:value-type="float">
            <text:p>3.0302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754109" calcext:value-type="float">
            <text:p>3,754,109</text:p>
          </table:table-cell>
          <table:table-cell office:value-type="float" office:value="5.482366" calcext:value-type="float">
            <text:p>5.4823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862453" calcext:value-type="float">
            <text:p>21,862,453</text:p>
          </table:table-cell>
          <table:table-cell office:value-type="float" office:value="15.013399" calcext:value-type="float">
            <text:p>15.0133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36679" calcext:value-type="float">
            <text:p>6,736,679</text:p>
          </table:table-cell>
          <table:table-cell office:value-type="float" office:value="9.469856" calcext:value-type="float">
            <text:p>9.4698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999071" calcext:value-type="float">
            <text:p>30,999,071</text:p>
          </table:table-cell>
          <table:table-cell office:value-type="float" office:value="30.637192" calcext:value-type="float">
            <text:p>30.637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993420" calcext:value-type="float">
            <text:p>35,993,420</text:p>
          </table:table-cell>
          <table:table-cell office:value-type="float" office:value="44.902243" calcext:value-type="float">
            <text:p>44.90224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1480" calcext:value-type="float">
            <text:p>51,480</text:p>
          </table:table-cell>
          <table:table-cell office:value-type="float" office:value="0.02829" calcext:value-type="float">
            <text:p>0.02829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54" calcext:value-type="float">
            <text:p>4,954</text:p>
          </table:table-cell>
          <table:table-cell office:value-type="float" office:value="0.013194" calcext:value-type="float">
            <text:p>0.013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0.000338" calcext:value-type="float">
            <text:p>0.000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09504" calcext:value-type="float">
            <text:p>909,504</text:p>
          </table:table-cell>
          <table:table-cell office:value-type="float" office:value="0.389533" calcext:value-type="float">
            <text:p>0.389533</text:p>
          </table:table-cell>
          <table:table-cell table:style-name="ce13"/>
          <table:table-cell office:value-type="float" office:value="16" calcext:value-type="float">
            <text:p>16</text:p>
          </table:table-cell>
          <table:table-cell office:value-type="float" office:value="1558" calcext:value-type="float">
            <text:p>1,558</text:p>
          </table:table-cell>
          <table:table-cell office:value-type="float" office:value="0.004247" calcext:value-type="float">
            <text:p>0.0042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348" calcext:value-type="float">
            <text:p>22,348</text:p>
          </table:table-cell>
          <table:table-cell office:value-type="float" office:value="0.032512" calcext:value-type="float">
            <text:p>0.032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686333" calcext:value-type="float">
            <text:p>7,686,333</text:p>
          </table:table-cell>
          <table:table-cell office:value-type="float" office:value="2.286702" calcext:value-type="float">
            <text:p>2.286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584" calcext:value-type="float">
            <text:p>87,584</text:p>
          </table:table-cell>
          <table:table-cell office:value-type="float" office:value="0.07605" calcext:value-type="float">
            <text:p>0.0760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5291" calcext:value-type="float">
            <text:p>95,291</text:p>
          </table:table-cell>
          <table:table-cell office:value-type="float" office:value="0.115579" calcext:value-type="float">
            <text:p>0.115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92587" calcext:value-type="float">
            <text:p>26,092,587</text:p>
          </table:table-cell>
          <table:table-cell office:value-type="float" office:value="12.829477" calcext:value-type="float">
            <text:p>12.8294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6013" calcext:value-type="float">
            <text:p>236,013</text:p>
          </table:table-cell>
          <table:table-cell office:value-type="float" office:value="0.236219" calcext:value-type="float">
            <text:p>0.2362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943" calcext:value-type="float">
            <text:p>19,943</text:p>
          </table:table-cell>
          <table:table-cell office:value-type="float" office:value="0.025919" calcext:value-type="float">
            <text:p>0.0259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75284" calcext:value-type="float">
            <text:p>1,075,284</text:p>
          </table:table-cell>
          <table:table-cell office:value-type="float" office:value="0.882189" calcext:value-type="float">
            <text:p>0.882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2487" calcext:value-type="float">
            <text:p>472,487</text:p>
          </table:table-cell>
          <table:table-cell office:value-type="float" office:value="0.827985" calcext:value-type="float">
            <text:p>0.8279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14284" calcext:value-type="float">
            <text:p>2,614,284</text:p>
          </table:table-cell>
          <table:table-cell office:value-type="float" office:value="2.565651" calcext:value-type="float">
            <text:p>2.565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78944" calcext:value-type="float">
            <text:p>5,278,944</text:p>
          </table:table-cell>
          <table:table-cell office:value-type="float" office:value="8.162223" calcext:value-type="float">
            <text:p>8.1622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171831" calcext:value-type="float">
            <text:p>18,171,831</text:p>
          </table:table-cell>
          <table:table-cell office:value-type="float" office:value="11.853534" calcext:value-type="float">
            <text:p>11.8535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22385" calcext:value-type="float">
            <text:p>6,222,385</text:p>
          </table:table-cell>
          <table:table-cell office:value-type="float" office:value="9.083618" calcext:value-type="float">
            <text:p>9.0836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242810" calcext:value-type="float">
            <text:p>24,242,810</text:p>
          </table:table-cell>
          <table:table-cell office:value-type="float" office:value="23.096497" calcext:value-type="float">
            <text:p>23.0964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123692" calcext:value-type="float">
            <text:p>20,123,692</text:p>
          </table:table-cell>
          <table:table-cell office:value-type="float" office:value="25.74863" calcext:value-type="float">
            <text:p>25.74863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2658" calcext:value-type="float">
            <text:p>32,658</text:p>
          </table:table-cell>
          <table:table-cell office:value-type="float" office:value="0.023042" calcext:value-type="float">
            <text:p>0.0230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50" calcext:value-type="float">
            <text:p>7,850</text:p>
          </table:table-cell>
          <table:table-cell office:value-type="float" office:value="0.009601" calcext:value-type="float">
            <text:p>0.0096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17" calcext:value-type="float">
            <text:p>2,917</text:p>
          </table:table-cell>
          <table:table-cell office:value-type="float" office:value="0.005082" calcext:value-type="float">
            <text:p>0.0050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014" calcext:value-type="float">
            <text:p>500,014</text:p>
          </table:table-cell>
          <table:table-cell office:value-type="float" office:value="0.234906" calcext:value-type="float">
            <text:p>0.234906</text:p>
          </table:table-cell>
          <table:table-cell table:style-name="ce13"/>
          <table:table-cell office:value-type="float" office:value="17" calcext:value-type="float">
            <text:p>17</text:p>
          </table:table-cell>
          <table:table-cell office:value-type="float" office:value="20286" calcext:value-type="float">
            <text:p>20,286</text:p>
          </table:table-cell>
          <table:table-cell office:value-type="float" office:value="0.022074" calcext:value-type="float">
            <text:p>0.0220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102" calcext:value-type="float">
            <text:p>26,102</text:p>
          </table:table-cell>
          <table:table-cell office:value-type="float" office:value="0.035593" calcext:value-type="float">
            <text:p>0.0355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90104" calcext:value-type="float">
            <text:p>5,690,104</text:p>
          </table:table-cell>
          <table:table-cell office:value-type="float" office:value="1.854301" calcext:value-type="float">
            <text:p>1.8543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484" calcext:value-type="float">
            <text:p>67,484</text:p>
          </table:table-cell>
          <table:table-cell office:value-type="float" office:value="0.053864" calcext:value-type="float">
            <text:p>0.0538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38" calcext:value-type="float">
            <text:p>6,138</text:p>
          </table:table-cell>
          <table:table-cell office:value-type="float" office:value="0.00939" calcext:value-type="float">
            <text:p>0.0093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006155" calcext:value-type="float">
            <text:p>32,006,155</text:p>
          </table:table-cell>
          <table:table-cell office:value-type="float" office:value="16.168702" calcext:value-type="float">
            <text:p>16.1687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337" calcext:value-type="float">
            <text:p>6,337</text:p>
          </table:table-cell>
          <table:table-cell office:value-type="float" office:value="0.010989" calcext:value-type="float">
            <text:p>0.0109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7182" calcext:value-type="float">
            <text:p>197,182</text:p>
          </table:table-cell>
          <table:table-cell office:value-type="float" office:value="0.226992" calcext:value-type="float">
            <text:p>0.2269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49305" calcext:value-type="float">
            <text:p>1,149,305</text:p>
          </table:table-cell>
          <table:table-cell office:value-type="float" office:value="0.923506" calcext:value-type="float">
            <text:p>0.9235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8584" calcext:value-type="float">
            <text:p>338,584</text:p>
          </table:table-cell>
          <table:table-cell office:value-type="float" office:value="0.640079" calcext:value-type="float">
            <text:p>0.6400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1120" calcext:value-type="float">
            <text:p>2,021,120</text:p>
          </table:table-cell>
          <table:table-cell office:value-type="float" office:value="1.896599" calcext:value-type="float">
            <text:p>1.8965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0347" calcext:value-type="float">
            <text:p>3,330,347</text:p>
          </table:table-cell>
          <table:table-cell office:value-type="float" office:value="4.56369" calcext:value-type="float">
            <text:p>4.5636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527886" calcext:value-type="float">
            <text:p>13,527,886</text:p>
          </table:table-cell>
          <table:table-cell office:value-type="float" office:value="10.10098" calcext:value-type="float">
            <text:p>10.1009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61366" calcext:value-type="float">
            <text:p>6,061,366</text:p>
          </table:table-cell>
          <table:table-cell office:value-type="float" office:value="8.488549" calcext:value-type="float">
            <text:p>8.4885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82405" calcext:value-type="float">
            <text:p>1,482,405</text:p>
          </table:table-cell>
          <table:table-cell office:value-type="float" office:value="1.268774" calcext:value-type="float">
            <text:p>1.2687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104378" calcext:value-type="float">
            <text:p>23,104,378</text:p>
          </table:table-cell>
          <table:table-cell office:value-type="float" office:value="28.681523" calcext:value-type="float">
            <text:p>28.68152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2087" calcext:value-type="float">
            <text:p>22,087</text:p>
          </table:table-cell>
          <table:table-cell office:value-type="float" office:value="0.016312" calcext:value-type="float">
            <text:p>0.0163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81" calcext:value-type="float">
            <text:p>5,581</text:p>
          </table:table-cell>
          <table:table-cell office:value-type="float" office:value="0.006895" calcext:value-type="float">
            <text:p>0.006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28" calcext:value-type="float">
            <text:p>3,128</text:p>
          </table:table-cell>
          <table:table-cell office:value-type="float" office:value="0.005284" calcext:value-type="float">
            <text:p>0.0052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1111" calcext:value-type="float">
            <text:p>331,111</text:p>
          </table:table-cell>
          <table:table-cell office:value-type="float" office:value="0.160327" calcext:value-type="float">
            <text:p>0.160327</text:p>
          </table:table-cell>
          <table:table-cell table:style-name="ce13"/>
          <table:table-cell office:value-type="float" office:value="18" calcext:value-type="float">
            <text:p>18</text:p>
          </table:table-cell>
          <table:table-cell office:value-type="float" office:value="37954" calcext:value-type="float">
            <text:p>37,954</text:p>
          </table:table-cell>
          <table:table-cell office:value-type="float" office:value="0.033415" calcext:value-type="float">
            <text:p>0.0334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073" calcext:value-type="float">
            <text:p>21,073</text:p>
          </table:table-cell>
          <table:table-cell office:value-type="float" office:value="0.029624" calcext:value-type="float">
            <text:p>0.0296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31013" calcext:value-type="float">
            <text:p>3,131,013</text:p>
          </table:table-cell>
          <table:table-cell office:value-type="float" office:value="1.096932" calcext:value-type="float">
            <text:p>1.0969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792" calcext:value-type="float">
            <text:p>29,792</text:p>
          </table:table-cell>
          <table:table-cell office:value-type="float" office:value="0.029213" calcext:value-type="float">
            <text:p>0.0292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38" calcext:value-type="float">
            <text:p>2,438</text:p>
          </table:table-cell>
          <table:table-cell office:value-type="float" office:value="0.00337" calcext:value-type="float">
            <text:p>0.0033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93763" calcext:value-type="float">
            <text:p>23,693,763</text:p>
          </table:table-cell>
          <table:table-cell office:value-type="float" office:value="11.943687" calcext:value-type="float">
            <text:p>11.9436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0856" calcext:value-type="float">
            <text:p>580,856</text:p>
          </table:table-cell>
          <table:table-cell office:value-type="float" office:value="0.521582" calcext:value-type="float">
            <text:p>0.5215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932" calcext:value-type="float">
            <text:p>170,932</text:p>
          </table:table-cell>
          <table:table-cell office:value-type="float" office:value="0.200027" calcext:value-type="float">
            <text:p>0.2000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4885" calcext:value-type="float">
            <text:p>704,885</text:p>
          </table:table-cell>
          <table:table-cell office:value-type="float" office:value="0.562218" calcext:value-type="float">
            <text:p>0.5622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3549" calcext:value-type="float">
            <text:p>353,549</text:p>
          </table:table-cell>
          <table:table-cell office:value-type="float" office:value="0.632767" calcext:value-type="float">
            <text:p>0.6327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04305" calcext:value-type="float">
            <text:p>2,904,305</text:p>
          </table:table-cell>
          <table:table-cell office:value-type="float" office:value="2.671023" calcext:value-type="float">
            <text:p>2.6710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1736" calcext:value-type="float">
            <text:p>71,736</text:p>
          </table:table-cell>
          <table:table-cell office:value-type="float" office:value="0.087032" calcext:value-type="float">
            <text:p>0.0870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315351" calcext:value-type="float">
            <text:p>19,315,351</text:p>
          </table:table-cell>
          <table:table-cell office:value-type="float" office:value="13.759543" calcext:value-type="float">
            <text:p>13.7595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332080" calcext:value-type="float">
            <text:p>8,332,080</text:p>
          </table:table-cell>
          <table:table-cell office:value-type="float" office:value="12.063375" calcext:value-type="float">
            <text:p>12.0633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52532" calcext:value-type="float">
            <text:p>39,652,532</text:p>
          </table:table-cell>
          <table:table-cell office:value-type="float" office:value="33.585964" calcext:value-type="float">
            <text:p>33.5859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266845" calcext:value-type="float">
            <text:p>9,266,845</text:p>
          </table:table-cell>
          <table:table-cell office:value-type="float" office:value="13.593677" calcext:value-type="float">
            <text:p>13.59367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office:value-type="float" office:value="0.000299" calcext:value-type="float">
            <text:p>0.0002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51" calcext:value-type="float">
            <text:p>1,951</text:p>
          </table:table-cell>
          <table:table-cell office:value-type="float" office:value="0.00549" calcext:value-type="float">
            <text:p>0.0054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41" calcext:value-type="float">
            <text:p>2,341</text:p>
          </table:table-cell>
          <table:table-cell office:value-type="float" office:value="0.009322" calcext:value-type="float">
            <text:p>0.0093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559" calcext:value-type="float">
            <text:p>232,559</text:p>
          </table:table-cell>
          <table:table-cell office:value-type="float" office:value="0.119518" calcext:value-type="float">
            <text:p>0.1195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955" calcext:value-type="float">
            <text:p>22,955</text:p>
          </table:table-cell>
          <table:table-cell office:value-type="float" office:value="0.028425" calcext:value-type="float">
            <text:p>0.0284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float" office:value="0.000848" calcext:value-type="float">
            <text:p>0.0008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68481" calcext:value-type="float">
            <text:p>2,968,481</text:p>
          </table:table-cell>
          <table:table-cell office:value-type="float" office:value="1.064213" calcext:value-type="float">
            <text:p>1.0642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591" calcext:value-type="float">
            <text:p>7,591</text:p>
          </table:table-cell>
          <table:table-cell office:value-type="float" office:value="0.008477" calcext:value-type="float">
            <text:p>0.0084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0676" calcext:value-type="float">
            <text:p>130,676</text:p>
          </table:table-cell>
          <table:table-cell office:value-type="float" office:value="0.134134" calcext:value-type="float">
            <text:p>0.1341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1236" calcext:value-type="float">
            <text:p>421,236</text:p>
          </table:table-cell>
          <table:table-cell office:value-type="float" office:value="0.198897" calcext:value-type="float">
            <text:p>0.1988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9771" calcext:value-type="float">
            <text:p>139,771</text:p>
          </table:table-cell>
          <table:table-cell office:value-type="float" office:value="0.122503" calcext:value-type="float">
            <text:p>0.1225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089" calcext:value-type="float">
            <text:p>187,089</text:p>
          </table:table-cell>
          <table:table-cell office:value-type="float" office:value="0.213156" calcext:value-type="float">
            <text:p>0.2131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900" calcext:value-type="float">
            <text:p>32,900</text:p>
          </table:table-cell>
          <table:table-cell office:value-type="float" office:value="0.032506" calcext:value-type="float">
            <text:p>0.0325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3190" calcext:value-type="float">
            <text:p>173,190</text:p>
          </table:table-cell>
          <table:table-cell office:value-type="float" office:value="0.270226" calcext:value-type="float">
            <text:p>0.2702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1794" calcext:value-type="float">
            <text:p>111,794</text:p>
          </table:table-cell>
          <table:table-cell office:value-type="float" office:value="0.104671" calcext:value-type="float">
            <text:p>0.1046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37515" calcext:value-type="float">
            <text:p>1,337,515</text:p>
          </table:table-cell>
          <table:table-cell office:value-type="float" office:value="1.704031" calcext:value-type="float">
            <text:p>1.7040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823159" calcext:value-type="float">
            <text:p>13,823,159</text:p>
          </table:table-cell>
          <table:table-cell office:value-type="float" office:value="10.948761" calcext:value-type="float">
            <text:p>10.9487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9964" calcext:value-type="float">
            <text:p>309,964</text:p>
          </table:table-cell>
          <table:table-cell office:value-type="float" office:value="0.302951" calcext:value-type="float">
            <text:p>0.302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973703" calcext:value-type="float">
            <text:p>23,973,703</text:p>
          </table:table-cell>
          <table:table-cell office:value-type="float" office:value="20.283268" calcext:value-type="float">
            <text:p>20.2832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20720" calcext:value-type="float">
            <text:p>2,120,720</text:p>
          </table:table-cell>
          <table:table-cell office:value-type="float" office:value="2.478772" calcext:value-type="float">
            <text:p>2.4787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28035" calcext:value-type="float">
            <text:p>28,035</text:p>
          </table:table-cell>
          <table:table-cell office:value-type="float" office:value="0.020583" calcext:value-type="float">
            <text:p>0.0205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44" calcext:value-type="float">
            <text:p>1,944</text:p>
          </table:table-cell>
          <table:table-cell office:value-type="float" office:value="0.002025" calcext:value-type="float">
            <text:p>0.0020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98" calcext:value-type="float">
            <text:p>1,798</text:p>
          </table:table-cell>
          <table:table-cell office:value-type="float" office:value="0.003191" calcext:value-type="float">
            <text:p>0.0031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7550" calcext:value-type="float">
            <text:p>207,550</text:p>
          </table:table-cell>
          <table:table-cell office:value-type="float" office:value="0.109578" calcext:value-type="float">
            <text:p>0.1095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523" calcext:value-type="float">
            <text:p>20,523</text:p>
          </table:table-cell>
          <table:table-cell office:value-type="float" office:value="0.021583" calcext:value-type="float">
            <text:p>0.0215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121" calcext:value-type="float">
            <text:p>14,121</text:p>
          </table:table-cell>
          <table:table-cell office:value-type="float" office:value="0.019391" calcext:value-type="float">
            <text:p>0.0193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22281" calcext:value-type="float">
            <text:p>4,022,281</text:p>
          </table:table-cell>
          <table:table-cell office:value-type="float" office:value="1.409928" calcext:value-type="float">
            <text:p>1.4099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724" calcext:value-type="float">
            <text:p>7,724</text:p>
          </table:table-cell>
          <table:table-cell office:value-type="float" office:value="0.007575" calcext:value-type="float">
            <text:p>0.0075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249" calcext:value-type="float">
            <text:p>125,249</text:p>
          </table:table-cell>
          <table:table-cell office:value-type="float" office:value="0.131904" calcext:value-type="float">
            <text:p>0.1319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731044" calcext:value-type="float">
            <text:p>26,731,044</text:p>
          </table:table-cell>
          <table:table-cell office:value-type="float" office:value="12.592794" calcext:value-type="float">
            <text:p>12.5927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609" calcext:value-type="float">
            <text:p>203,609</text:p>
          </table:table-cell>
          <table:table-cell office:value-type="float" office:value="0.174709" calcext:value-type="float">
            <text:p>0.1747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0564" calcext:value-type="float">
            <text:p>130,564</text:p>
          </table:table-cell>
          <table:table-cell office:value-type="float" office:value="0.153577" calcext:value-type="float">
            <text:p>0.1535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0642" calcext:value-type="float">
            <text:p>510,642</text:p>
          </table:table-cell>
          <table:table-cell office:value-type="float" office:value="0.431906" calcext:value-type="float">
            <text:p>0.4319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2674" calcext:value-type="float">
            <text:p>162,674</text:p>
          </table:table-cell>
          <table:table-cell office:value-type="float" office:value="0.293845" calcext:value-type="float">
            <text:p>0.2938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75964" calcext:value-type="float">
            <text:p>2,175,964</text:p>
          </table:table-cell>
          <table:table-cell office:value-type="float" office:value="1.951958" calcext:value-type="float">
            <text:p>1.9519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79606" calcext:value-type="float">
            <text:p>4,379,606</text:p>
          </table:table-cell>
          <table:table-cell office:value-type="float" office:value="5.887765" calcext:value-type="float">
            <text:p>5.887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4010" calcext:value-type="float">
            <text:p>564,010</text:p>
          </table:table-cell>
          <table:table-cell office:value-type="float" office:value="0.400457" calcext:value-type="float">
            <text:p>0.4004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60379" calcext:value-type="float">
            <text:p>4,560,379</text:p>
          </table:table-cell>
          <table:table-cell office:value-type="float" office:value="5.214749" calcext:value-type="float">
            <text:p>5.2147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082180" calcext:value-type="float">
            <text:p>26,082,180</text:p>
          </table:table-cell>
          <table:table-cell office:value-type="float" office:value="21.489855" calcext:value-type="float">
            <text:p>21.4898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639237" calcext:value-type="float">
            <text:p>44,639,237</text:p>
          </table:table-cell>
          <table:table-cell office:value-type="float" office:value="48.894552" calcext:value-type="float">
            <text:p>48.89455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6863" calcext:value-type="float">
            <text:p>16,863</text:p>
          </table:table-cell>
          <table:table-cell office:value-type="float" office:value="0.013417" calcext:value-type="float">
            <text:p>0.0134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,102</text:p>
          </table:table-cell>
          <table:table-cell office:value-type="float" office:value="0.002207" calcext:value-type="float">
            <text:p>0.0022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16" calcext:value-type="float">
            <text:p>2,116</text:p>
          </table:table-cell>
          <table:table-cell office:value-type="float" office:value="0.003474" calcext:value-type="float">
            <text:p>0.0034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1866" calcext:value-type="float">
            <text:p>161,866</text:p>
          </table:table-cell>
          <table:table-cell office:value-type="float" office:value="0.090896" calcext:value-type="float">
            <text:p>0.0908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710" calcext:value-type="float">
            <text:p>28,710</text:p>
          </table:table-cell>
          <table:table-cell office:value-type="float" office:value="0.031364" calcext:value-type="float">
            <text:p>0.031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676" calcext:value-type="float">
            <text:p>14,676</text:p>
          </table:table-cell>
          <table:table-cell office:value-type="float" office:value="0.027954" calcext:value-type="float">
            <text:p>0.0279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783" calcext:value-type="float">
            <text:p>95,783</text:p>
          </table:table-cell>
          <table:table-cell office:value-type="float" office:value="0.044919" calcext:value-type="float">
            <text:p>0.0449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4710" calcext:value-type="float">
            <text:p>64,710</text:p>
          </table:table-cell>
          <table:table-cell office:value-type="float" office:value="0.053343" calcext:value-type="float">
            <text:p>0.0533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1135" calcext:value-type="float">
            <text:p>141,135</text:p>
          </table:table-cell>
          <table:table-cell office:value-type="float" office:value="0.140386" calcext:value-type="float">
            <text:p>0.1403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723200" calcext:value-type="float">
            <text:p>22,723,200</text:p>
          </table:table-cell>
          <table:table-cell office:value-type="float" office:value="11.296118" calcext:value-type="float">
            <text:p>11.2961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7465" calcext:value-type="float">
            <text:p>157,465</text:p>
          </table:table-cell>
          <table:table-cell office:value-type="float" office:value="0.12969" calcext:value-type="float">
            <text:p>0.1296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3306" calcext:value-type="float">
            <text:p>143,306</text:p>
          </table:table-cell>
          <table:table-cell office:value-type="float" office:value="0.169759" calcext:value-type="float">
            <text:p>0.1697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0721" calcext:value-type="float">
            <text:p>600,721</text:p>
          </table:table-cell>
          <table:table-cell office:value-type="float" office:value="0.463146" calcext:value-type="float">
            <text:p>0.463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5952" calcext:value-type="float">
            <text:p>125,952</text:p>
          </table:table-cell>
          <table:table-cell office:value-type="float" office:value="0.208235" calcext:value-type="float">
            <text:p>0.208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90158" calcext:value-type="float">
            <text:p>2,790,158</text:p>
          </table:table-cell>
          <table:table-cell office:value-type="float" office:value="2.61963" calcext:value-type="float">
            <text:p>2.6196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09525" calcext:value-type="float">
            <text:p>2,809,525</text:p>
          </table:table-cell>
          <table:table-cell office:value-type="float" office:value="3.669824" calcext:value-type="float">
            <text:p>3.6698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62692" calcext:value-type="float">
            <text:p>9,562,692</text:p>
          </table:table-cell>
          <table:table-cell office:value-type="float" office:value="7.085953" calcext:value-type="float">
            <text:p>7.0859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79144" calcext:value-type="float">
            <text:p>5,079,144</text:p>
          </table:table-cell>
          <table:table-cell office:value-type="float" office:value="6.170885" calcext:value-type="float">
            <text:p>6.1708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969111" calcext:value-type="float">
            <text:p>13,969,111</text:p>
          </table:table-cell>
          <table:table-cell office:value-type="float" office:value="12.080289" calcext:value-type="float">
            <text:p>12.0802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824338" calcext:value-type="float">
            <text:p>21,824,338</text:p>
          </table:table-cell>
          <table:table-cell office:value-type="float" office:value="24.008624" calcext:value-type="float">
            <text:p>24.00862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1452" calcext:value-type="float">
            <text:p>11,452</text:p>
          </table:table-cell>
          <table:table-cell office:value-type="float" office:value="0.006922" calcext:value-type="float">
            <text:p>0.0069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63" calcext:value-type="float">
            <text:p>663</text:p>
          </table:table-cell>
          <table:table-cell office:value-type="float" office:value="0.004004" calcext:value-type="float">
            <text:p>0.004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8" calcext:value-type="float">
            <text:p>358</text:p>
          </table:table-cell>
          <table:table-cell office:value-type="float" office:value="0.002099" calcext:value-type="float">
            <text:p>0.0020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2607" calcext:value-type="float">
            <text:p>132,607</text:p>
          </table:table-cell>
          <table:table-cell office:value-type="float" office:value="0.082238" calcext:value-type="float">
            <text:p>0.0822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068" calcext:value-type="float">
            <text:p>12,068</text:p>
          </table:table-cell>
          <table:table-cell office:value-type="float" office:value="0.021444" calcext:value-type="float">
            <text:p>0.021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437" calcext:value-type="float">
            <text:p>17,437</text:p>
          </table:table-cell>
          <table:table-cell office:value-type="float" office:value="0.025996" calcext:value-type="float">
            <text:p>0.0259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616" calcext:value-type="float">
            <text:p>22,616</text:p>
          </table:table-cell>
          <table:table-cell office:value-type="float" office:value="0.012787" calcext:value-type="float">
            <text:p>0.0127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490" calcext:value-type="float">
            <text:p>63,490</text:p>
          </table:table-cell>
          <table:table-cell office:value-type="float" office:value="0.055184" calcext:value-type="float">
            <text:p>0.0551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6292" calcext:value-type="float">
            <text:p>116,292</text:p>
          </table:table-cell>
          <table:table-cell office:value-type="float" office:value="0.123209" calcext:value-type="float">
            <text:p>0.1232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913611" calcext:value-type="float">
            <text:p>12,913,611</text:p>
          </table:table-cell>
          <table:table-cell office:value-type="float" office:value="6.702817" calcext:value-type="float">
            <text:p>6.7028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4932" calcext:value-type="float">
            <text:p>84,932</text:p>
          </table:table-cell>
          <table:table-cell office:value-type="float" office:value="0.074046" calcext:value-type="float">
            <text:p>0.0740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3217" calcext:value-type="float">
            <text:p>103,217</text:p>
          </table:table-cell>
          <table:table-cell office:value-type="float" office:value="0.128875" calcext:value-type="float">
            <text:p>0.128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64484" calcext:value-type="float">
            <text:p>464,484</text:p>
          </table:table-cell>
          <table:table-cell office:value-type="float" office:value="0.386596" calcext:value-type="float">
            <text:p>0.3865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2869" calcext:value-type="float">
            <text:p>42,869</text:p>
          </table:table-cell>
          <table:table-cell office:value-type="float" office:value="0.077549" calcext:value-type="float">
            <text:p>0.0775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98077" calcext:value-type="float">
            <text:p>1,698,077</text:p>
          </table:table-cell>
          <table:table-cell office:value-type="float" office:value="1.534335" calcext:value-type="float">
            <text:p>1.534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9129" calcext:value-type="float">
            <text:p>119,129</text:p>
          </table:table-cell>
          <table:table-cell office:value-type="float" office:value="0.147037" calcext:value-type="float">
            <text:p>0.1470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460883" calcext:value-type="float">
            <text:p>16,460,883</text:p>
          </table:table-cell>
          <table:table-cell office:value-type="float" office:value="11.54566" calcext:value-type="float">
            <text:p>11.54566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62628" calcext:value-type="float">
            <text:p>5,962,628</text:p>
          </table:table-cell>
          <table:table-cell office:value-type="float" office:value="6.272451" calcext:value-type="float">
            <text:p>6.2724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064904" calcext:value-type="float">
            <text:p>9,064,904</text:p>
          </table:table-cell>
          <table:table-cell office:value-type="float" office:value="7.586143" calcext:value-type="float">
            <text:p>7.5861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582666" calcext:value-type="float">
            <text:p>12,582,666</text:p>
          </table:table-cell>
          <table:table-cell office:value-type="float" office:value="12.846133" calcext:value-type="float">
            <text:p>12.8461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722" calcext:value-type="float">
            <text:p>3,722</text:p>
          </table:table-cell>
          <table:table-cell office:value-type="float" office:value="0.003978" calcext:value-type="float">
            <text:p>0.0039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83" calcext:value-type="float">
            <text:p>1,283</text:p>
          </table:table-cell>
          <table:table-cell office:value-type="float" office:value="0.001207" calcext:value-type="float">
            <text:p>0.0012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75" calcext:value-type="float">
            <text:p>2,775</text:p>
          </table:table-cell>
          <table:table-cell office:value-type="float" office:value="0.005277" calcext:value-type="float">
            <text:p>0.0052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893" calcext:value-type="float">
            <text:p>27,893</text:p>
          </table:table-cell>
          <table:table-cell office:value-type="float" office:value="0.022107" calcext:value-type="float">
            <text:p>0.0221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508" calcext:value-type="float">
            <text:p>7,508</text:p>
          </table:table-cell>
          <table:table-cell office:value-type="float" office:value="0.009506" calcext:value-type="float">
            <text:p>0.0095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86" calcext:value-type="float">
            <text:p>1,486</text:p>
          </table:table-cell>
          <table:table-cell office:value-type="float" office:value="0.00173" calcext:value-type="float">
            <text:p>0.0017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81504" calcext:value-type="float">
            <text:p>981,504</text:p>
          </table:table-cell>
          <table:table-cell office:value-type="float" office:value="0.369057" calcext:value-type="float">
            <text:p>0.3690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178" calcext:value-type="float">
            <text:p>37,178</text:p>
          </table:table-cell>
          <table:table-cell office:value-type="float" office:value="0.029681" calcext:value-type="float">
            <text:p>0.0296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5826" calcext:value-type="float">
            <text:p>115,826</text:p>
          </table:table-cell>
          <table:table-cell office:value-type="float" office:value="0.122155" calcext:value-type="float">
            <text:p>0.1221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71538" calcext:value-type="float">
            <text:p>1,071,538</text:p>
          </table:table-cell>
          <table:table-cell office:value-type="float" office:value="0.583665" calcext:value-type="float">
            <text:p>0.5836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4988" calcext:value-type="float">
            <text:p>64,988</text:p>
          </table:table-cell>
          <table:table-cell office:value-type="float" office:value="0.066973" calcext:value-type="float">
            <text:p>0.0669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6179" calcext:value-type="float">
            <text:p>126,179</text:p>
          </table:table-cell>
          <table:table-cell office:value-type="float" office:value="0.16061" calcext:value-type="float">
            <text:p>0.1606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1845" calcext:value-type="float">
            <text:p>241,845</text:p>
          </table:table-cell>
          <table:table-cell office:value-type="float" office:value="0.260514" calcext:value-type="float">
            <text:p>0.2605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4293" calcext:value-type="float">
            <text:p>94,293</text:p>
          </table:table-cell>
          <table:table-cell office:value-type="float" office:value="0.159585" calcext:value-type="float">
            <text:p>0.1595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0295" calcext:value-type="float">
            <text:p>270,295</text:p>
          </table:table-cell>
          <table:table-cell office:value-type="float" office:value="0.288838" calcext:value-type="float">
            <text:p>0.2888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91876" calcext:value-type="float">
            <text:p>2,091,876</text:p>
          </table:table-cell>
          <table:table-cell office:value-type="float" office:value="3.425685" calcext:value-type="float">
            <text:p>3.4256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173182" calcext:value-type="float">
            <text:p>9,173,182</text:p>
          </table:table-cell>
          <table:table-cell office:value-type="float" office:value="6.447646" calcext:value-type="float">
            <text:p>6.4476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06404" calcext:value-type="float">
            <text:p>2,206,404</text:p>
          </table:table-cell>
          <table:table-cell office:value-type="float" office:value="2.847338" calcext:value-type="float">
            <text:p>2.8473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62427" calcext:value-type="float">
            <text:p>8,162,427</text:p>
          </table:table-cell>
          <table:table-cell office:value-type="float" office:value="6.997047" calcext:value-type="float">
            <text:p>6.997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269839" calcext:value-type="float">
            <text:p>8,269,839</text:p>
          </table:table-cell>
          <table:table-cell office:value-type="float" office:value="8.573773" calcext:value-type="float">
            <text:p>8.57377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21714" calcext:value-type="float">
            <text:p>21,714</text:p>
          </table:table-cell>
          <table:table-cell office:value-type="float" office:value="0.012332" calcext:value-type="float">
            <text:p>0.0123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106" calcext:value-type="float">
            <text:p>4,106</text:p>
          </table:table-cell>
          <table:table-cell office:value-type="float" office:value="0.004583" calcext:value-type="float">
            <text:p>0.0045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58" calcext:value-type="float">
            <text:p>2,058</text:p>
          </table:table-cell>
          <table:table-cell office:value-type="float" office:value="0.003661" calcext:value-type="float">
            <text:p>0.0036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660" calcext:value-type="float">
            <text:p>25,660</text:p>
          </table:table-cell>
          <table:table-cell office:value-type="float" office:value="0.028248" calcext:value-type="float">
            <text:p>0.0282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900" calcext:value-type="float">
            <text:p>8,900</text:p>
          </table:table-cell>
          <table:table-cell office:value-type="float" office:value="0.0127" calcext:value-type="float">
            <text:p>0.012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254" calcext:value-type="float">
            <text:p>19,254</text:p>
          </table:table-cell>
          <table:table-cell office:value-type="float" office:value="0.034396" calcext:value-type="float">
            <text:p>0.0343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5768" calcext:value-type="float">
            <text:p>505,768</text:p>
          </table:table-cell>
          <table:table-cell office:value-type="float" office:value="0.217727" calcext:value-type="float">
            <text:p>0.2177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283" calcext:value-type="float">
            <text:p>12,283</text:p>
          </table:table-cell>
          <table:table-cell office:value-type="float" office:value="0.011997" calcext:value-type="float">
            <text:p>0.011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8669" calcext:value-type="float">
            <text:p>148,669</text:p>
          </table:table-cell>
          <table:table-cell office:value-type="float" office:value="0.155172" calcext:value-type="float">
            <text:p>0.1551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192260" calcext:value-type="float">
            <text:p>7,192,260</text:p>
          </table:table-cell>
          <table:table-cell office:value-type="float" office:value="4.035744" calcext:value-type="float">
            <text:p>4.0357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8068" calcext:value-type="float">
            <text:p>388,068</text:p>
          </table:table-cell>
          <table:table-cell office:value-type="float" office:value="0.379886" calcext:value-type="float">
            <text:p>0.3798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4429" calcext:value-type="float">
            <text:p>64,429</text:p>
          </table:table-cell>
          <table:table-cell office:value-type="float" office:value="0.076014" calcext:value-type="float">
            <text:p>0.0760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3381" calcext:value-type="float">
            <text:p>193,381</text:p>
          </table:table-cell>
          <table:table-cell office:value-type="float" office:value="0.207777" calcext:value-type="float">
            <text:p>0.2077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0710" calcext:value-type="float">
            <text:p>240,710</text:p>
          </table:table-cell>
          <table:table-cell office:value-type="float" office:value="0.333553" calcext:value-type="float">
            <text:p>0.3335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66445" calcext:value-type="float">
            <text:p>1,266,445</text:p>
          </table:table-cell>
          <table:table-cell office:value-type="float" office:value="1.373137" calcext:value-type="float">
            <text:p>1.3731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38349" calcext:value-type="float">
            <text:p>2,738,349</text:p>
          </table:table-cell>
          <table:table-cell office:value-type="float" office:value="4.552377" calcext:value-type="float">
            <text:p>4.5523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56673" calcext:value-type="float">
            <text:p>1,056,673</text:p>
          </table:table-cell>
          <table:table-cell office:value-type="float" office:value="0.648207" calcext:value-type="float">
            <text:p>0.6482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60558" calcext:value-type="float">
            <text:p>1,660,558</text:p>
          </table:table-cell>
          <table:table-cell office:value-type="float" office:value="2.161211" calcext:value-type="float">
            <text:p>2.1612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814193" calcext:value-type="float">
            <text:p>5,814,193</text:p>
          </table:table-cell>
          <table:table-cell office:value-type="float" office:value="4.832739" calcext:value-type="float">
            <text:p>4.8327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386064" calcext:value-type="float">
            <text:p>9,386,064</text:p>
          </table:table-cell>
          <table:table-cell office:value-type="float" office:value="9.255397" calcext:value-type="float">
            <text:p>9.25539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28794" calcext:value-type="float">
            <text:p>28,794</text:p>
          </table:table-cell>
          <table:table-cell office:value-type="float" office:value="0.014506" calcext:value-type="float">
            <text:p>0.0145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02" calcext:value-type="float">
            <text:p>4,202</text:p>
          </table:table-cell>
          <table:table-cell office:value-type="float" office:value="0.012026" calcext:value-type="float">
            <text:p>0.0120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96" calcext:value-type="float">
            <text:p>796</text:p>
          </table:table-cell>
          <table:table-cell office:value-type="float" office:value="0.002872" calcext:value-type="float">
            <text:p>0.0028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802" calcext:value-type="float">
            <text:p>21,802</text:p>
          </table:table-cell>
          <table:table-cell office:value-type="float" office:value="0.018405" calcext:value-type="float">
            <text:p>0.0184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31" calcext:value-type="float">
            <text:p>5,131</text:p>
          </table:table-cell>
          <table:table-cell office:value-type="float" office:value="0.010054" calcext:value-type="float">
            <text:p>0.0100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44" calcext:value-type="float">
            <text:p>1,444</text:p>
          </table:table-cell>
          <table:table-cell office:value-type="float" office:value="0.002232" calcext:value-type="float">
            <text:p>0.0022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9430" calcext:value-type="float">
            <text:p>199,430</text:p>
          </table:table-cell>
          <table:table-cell office:value-type="float" office:value="0.092569" calcext:value-type="float">
            <text:p>0.0925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939" calcext:value-type="float">
            <text:p>72,939</text:p>
          </table:table-cell>
          <table:table-cell office:value-type="float" office:value="0.049672" calcext:value-type="float">
            <text:p>0.0496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275" calcext:value-type="float">
            <text:p>155,275</text:p>
          </table:table-cell>
          <table:table-cell office:value-type="float" office:value="0.157654" calcext:value-type="float">
            <text:p>0.1576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223218" calcext:value-type="float">
            <text:p>10,223,218</text:p>
          </table:table-cell>
          <table:table-cell office:value-type="float" office:value="5.638418" calcext:value-type="float">
            <text:p>5.6384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41027" calcext:value-type="float">
            <text:p>441,027</text:p>
          </table:table-cell>
          <table:table-cell office:value-type="float" office:value="0.431072" calcext:value-type="float">
            <text:p>0.4310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740" calcext:value-type="float">
            <text:p>34,740</text:p>
          </table:table-cell>
          <table:table-cell office:value-type="float" office:value="0.042157" calcext:value-type="float">
            <text:p>0.0421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7204" calcext:value-type="float">
            <text:p>147,204</text:p>
          </table:table-cell>
          <table:table-cell office:value-type="float" office:value="0.159445" calcext:value-type="float">
            <text:p>0.1594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1096" calcext:value-type="float">
            <text:p>251,096</text:p>
          </table:table-cell>
          <table:table-cell office:value-type="float" office:value="0.324677" calcext:value-type="float">
            <text:p>0.3246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42348" calcext:value-type="float">
            <text:p>1,242,348</text:p>
          </table:table-cell>
          <table:table-cell office:value-type="float" office:value="1.272244" calcext:value-type="float">
            <text:p>1.2722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7159" calcext:value-type="float">
            <text:p>77,159</text:p>
          </table:table-cell>
          <table:table-cell office:value-type="float" office:value="0.089078" calcext:value-type="float">
            <text:p>0.0890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22894" calcext:value-type="float">
            <text:p>11,022,894</text:p>
          </table:table-cell>
          <table:table-cell office:value-type="float" office:value="6.651844" calcext:value-type="float">
            <text:p>6.6518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31370" calcext:value-type="float">
            <text:p>1,331,370</text:p>
          </table:table-cell>
          <table:table-cell office:value-type="float" office:value="1.691946" calcext:value-type="float">
            <text:p>1.691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1193" calcext:value-type="float">
            <text:p>781,193</text:p>
          </table:table-cell>
          <table:table-cell office:value-type="float" office:value="0.6806" calcext:value-type="float">
            <text:p>0.6806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521302" calcext:value-type="float">
            <text:p>6,521,302</text:p>
          </table:table-cell>
          <table:table-cell office:value-type="float" office:value="5.908529" calcext:value-type="float">
            <text:p>5.90852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8926" calcext:value-type="float">
            <text:p>28,926</text:p>
          </table:table-cell>
          <table:table-cell office:value-type="float" office:value="0.017253" calcext:value-type="float">
            <text:p>0.0172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35" calcext:value-type="float">
            <text:p>3,935</text:p>
          </table:table-cell>
          <table:table-cell office:value-type="float" office:value="0.003999" calcext:value-type="float">
            <text:p>0.003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0.000114" calcext:value-type="float">
            <text:p>0.0001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192" calcext:value-type="float">
            <text:p>17,192</text:p>
          </table:table-cell>
          <table:table-cell office:value-type="float" office:value="0.016999" calcext:value-type="float">
            <text:p>0.016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04" calcext:value-type="float">
            <text:p>4,504</text:p>
          </table:table-cell>
          <table:table-cell office:value-type="float" office:value="0.005702" calcext:value-type="float">
            <text:p>0.0057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385" calcext:value-type="float">
            <text:p>21,385</text:p>
          </table:table-cell>
          <table:table-cell office:value-type="float" office:value="0.035919" calcext:value-type="float">
            <text:p>0.0359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817" calcext:value-type="float">
            <text:p>140,817</text:p>
          </table:table-cell>
          <table:table-cell office:value-type="float" office:value="0.072183" calcext:value-type="float">
            <text:p>0.0721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1522" calcext:value-type="float">
            <text:p>81,522</text:p>
          </table:table-cell>
          <table:table-cell office:value-type="float" office:value="0.057027" calcext:value-type="float">
            <text:p>0.057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543" calcext:value-type="float">
            <text:p>42,543</text:p>
          </table:table-cell>
          <table:table-cell office:value-type="float" office:value="0.041742" calcext:value-type="float">
            <text:p>0.041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76025" calcext:value-type="float">
            <text:p>2,276,025</text:p>
          </table:table-cell>
          <table:table-cell office:value-type="float" office:value="1.020491" calcext:value-type="float">
            <text:p>1.0204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397" calcext:value-type="float">
            <text:p>73,397</text:p>
          </table:table-cell>
          <table:table-cell office:value-type="float" office:value="0.069242" calcext:value-type="float">
            <text:p>0.0692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6065" calcext:value-type="float">
            <text:p>86,065</text:p>
          </table:table-cell>
          <table:table-cell office:value-type="float" office:value="0.095642" calcext:value-type="float">
            <text:p>0.0956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9987" calcext:value-type="float">
            <text:p>109,987</text:p>
          </table:table-cell>
          <table:table-cell office:value-type="float" office:value="0.120508" calcext:value-type="float">
            <text:p>0.120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017" calcext:value-type="float">
            <text:p>13,017</text:p>
          </table:table-cell>
          <table:table-cell office:value-type="float" office:value="0.023095" calcext:value-type="float">
            <text:p>0.0230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2908" calcext:value-type="float">
            <text:p>122,908</text:p>
          </table:table-cell>
          <table:table-cell office:value-type="float" office:value="0.123034" calcext:value-type="float">
            <text:p>0.1230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2064" calcext:value-type="float">
            <text:p>1,232,064</text:p>
          </table:table-cell>
          <table:table-cell office:value-type="float" office:value="1.823344" calcext:value-type="float">
            <text:p>1.8233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738139" calcext:value-type="float">
            <text:p>11,738,139</text:p>
          </table:table-cell>
          <table:table-cell office:value-type="float" office:value="7.698248" calcext:value-type="float">
            <text:p>7.6982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26740" calcext:value-type="float">
            <text:p>926,740</text:p>
          </table:table-cell>
          <table:table-cell office:value-type="float" office:value="1.12461" calcext:value-type="float">
            <text:p>1.1246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80904" calcext:value-type="float">
            <text:p>3,980,904</text:p>
          </table:table-cell>
          <table:table-cell office:value-type="float" office:value="3.487492" calcext:value-type="float">
            <text:p>3.4874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8660" calcext:value-type="float">
            <text:p>6,168,660</text:p>
          </table:table-cell>
          <table:table-cell office:value-type="float" office:value="5.444006" calcext:value-type="float">
            <text:p>5.4440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9559" calcext:value-type="float">
            <text:p>9,559</text:p>
          </table:table-cell>
          <table:table-cell office:value-type="float" office:value="0.004646" calcext:value-type="float">
            <text:p>0.0046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18" calcext:value-type="float">
            <text:p>3,518</text:p>
          </table:table-cell>
          <table:table-cell office:value-type="float" office:value="0.005025" calcext:value-type="float">
            <text:p>0.0050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13" calcext:value-type="float">
            <text:p>2,413</text:p>
          </table:table-cell>
          <table:table-cell office:value-type="float" office:value="0.003487" calcext:value-type="float">
            <text:p>0.0034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258" calcext:value-type="float">
            <text:p>5,258</text:p>
          </table:table-cell>
          <table:table-cell office:value-type="float" office:value="0.008787" calcext:value-type="float">
            <text:p>0.0087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90" calcext:value-type="float">
            <text:p>2,290</text:p>
          </table:table-cell>
          <table:table-cell office:value-type="float" office:value="0.001758" calcext:value-type="float">
            <text:p>0.0017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3" calcext:value-type="float">
            <text:p>563</text:p>
          </table:table-cell>
          <table:table-cell office:value-type="float" office:value="0.001991" calcext:value-type="float">
            <text:p>0.0019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625" calcext:value-type="float">
            <text:p>99,625</text:p>
          </table:table-cell>
          <table:table-cell office:value-type="float" office:value="0.058526" calcext:value-type="float">
            <text:p>0.0585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663" calcext:value-type="float">
            <text:p>77,663</text:p>
          </table:table-cell>
          <table:table-cell office:value-type="float" office:value="0.061046" calcext:value-type="float">
            <text:p>0.0610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659" calcext:value-type="float">
            <text:p>17,659</text:p>
          </table:table-cell>
          <table:table-cell office:value-type="float" office:value="0.023518" calcext:value-type="float">
            <text:p>0.0235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91854" calcext:value-type="float">
            <text:p>1,491,854</text:p>
          </table:table-cell>
          <table:table-cell office:value-type="float" office:value="0.664605" calcext:value-type="float">
            <text:p>0.664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220" calcext:value-type="float">
            <text:p>85,220</text:p>
          </table:table-cell>
          <table:table-cell office:value-type="float" office:value="0.0809" calcext:value-type="float">
            <text:p>0.0809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2657" calcext:value-type="float">
            <text:p>72,657</text:p>
          </table:table-cell>
          <table:table-cell office:value-type="float" office:value="0.085635" calcext:value-type="float">
            <text:p>0.0856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910" calcext:value-type="float">
            <text:p>56,910</text:p>
          </table:table-cell>
          <table:table-cell office:value-type="float" office:value="0.058318" calcext:value-type="float">
            <text:p>0.0583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4973" calcext:value-type="float">
            <text:p>184,973</text:p>
          </table:table-cell>
          <table:table-cell office:value-type="float" office:value="0.263921" calcext:value-type="float">
            <text:p>0.2639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56179" calcext:value-type="float">
            <text:p>1,856,179</text:p>
          </table:table-cell>
          <table:table-cell office:value-type="float" office:value="1.995668" calcext:value-type="float">
            <text:p>1.9956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6311" calcext:value-type="float">
            <text:p>936,311</text:p>
          </table:table-cell>
          <table:table-cell office:value-type="float" office:value="1.422774" calcext:value-type="float">
            <text:p>1.4227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67406" calcext:value-type="float">
            <text:p>1,567,406</text:p>
          </table:table-cell>
          <table:table-cell office:value-type="float" office:value="0.959244" calcext:value-type="float">
            <text:p>0.9592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6931" calcext:value-type="float">
            <text:p>546,931</text:p>
          </table:table-cell>
          <table:table-cell office:value-type="float" office:value="0.578918" calcext:value-type="float">
            <text:p>0.5789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192022" calcext:value-type="float">
            <text:p>6,192,022</text:p>
          </table:table-cell>
          <table:table-cell office:value-type="float" office:value="5.589471" calcext:value-type="float">
            <text:p>5.5894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1973" calcext:value-type="float">
            <text:p>791,973</text:p>
          </table:table-cell>
          <table:table-cell office:value-type="float" office:value="0.80307" calcext:value-type="float">
            <text:p>0.80307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1844" calcext:value-type="float">
            <text:p>1,844</text:p>
          </table:table-cell>
          <table:table-cell office:value-type="float" office:value="0.000789" calcext:value-type="float">
            <text:p>0.0007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91" calcext:value-type="float">
            <text:p>2,691</text:p>
          </table:table-cell>
          <table:table-cell office:value-type="float" office:value="0.007197" calcext:value-type="float">
            <text:p>0.0071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03" calcext:value-type="float">
            <text:p>1,703</text:p>
          </table:table-cell>
          <table:table-cell office:value-type="float" office:value="0.00546" calcext:value-type="float">
            <text:p>0.00546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03" calcext:value-type="float">
            <text:p>3,003</text:p>
          </table:table-cell>
          <table:table-cell office:value-type="float" office:value="0.004098" calcext:value-type="float">
            <text:p>0.0040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449" calcext:value-type="float">
            <text:p>3,449</text:p>
          </table:table-cell>
          <table:table-cell office:value-type="float" office:value="0.005486" calcext:value-type="float">
            <text:p>0.0054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512" calcext:value-type="float">
            <text:p>26,512</text:p>
          </table:table-cell>
          <table:table-cell office:value-type="float" office:value="0.032881" calcext:value-type="float">
            <text:p>0.0328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8589" calcext:value-type="float">
            <text:p>118,589</text:p>
          </table:table-cell>
          <table:table-cell office:value-type="float" office:value="0.06479" calcext:value-type="float">
            <text:p>0.0647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513" calcext:value-type="float">
            <text:p>60,513</text:p>
          </table:table-cell>
          <table:table-cell office:value-type="float" office:value="0.051051" calcext:value-type="float">
            <text:p>0.0510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4442" calcext:value-type="float">
            <text:p>214,442</text:p>
          </table:table-cell>
          <table:table-cell office:value-type="float" office:value="0.211507" calcext:value-type="float">
            <text:p>0.21150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889368" calcext:value-type="float">
            <text:p>18,889,368</text:p>
          </table:table-cell>
          <table:table-cell office:value-type="float" office:value="8.381431" calcext:value-type="float">
            <text:p>8.3814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8535" calcext:value-type="float">
            <text:p>88,535</text:p>
          </table:table-cell>
          <table:table-cell office:value-type="float" office:value="0.08452" calcext:value-type="float">
            <text:p>0.0845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2695" calcext:value-type="float">
            <text:p>62,695</text:p>
          </table:table-cell>
          <table:table-cell office:value-type="float" office:value="0.074577" calcext:value-type="float">
            <text:p>0.0745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428" calcext:value-type="float">
            <text:p>15,428</text:p>
          </table:table-cell>
          <table:table-cell office:value-type="float" office:value="0.019067" calcext:value-type="float">
            <text:p>0.0190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3266" calcext:value-type="float">
            <text:p>113,266</text:p>
          </table:table-cell>
          <table:table-cell office:value-type="float" office:value="0.155171" calcext:value-type="float">
            <text:p>0.1551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71304" calcext:value-type="float">
            <text:p>1,171,304</text:p>
          </table:table-cell>
          <table:table-cell office:value-type="float" office:value="1.277416" calcext:value-type="float">
            <text:p>1.2774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47768" calcext:value-type="float">
            <text:p>1,347,768</text:p>
          </table:table-cell>
          <table:table-cell office:value-type="float" office:value="2.029643" calcext:value-type="float">
            <text:p>2.02964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21025" calcext:value-type="float">
            <text:p>12,821,025</text:p>
          </table:table-cell>
          <table:table-cell office:value-type="float" office:value="8.442225" calcext:value-type="float">
            <text:p>8.4422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8109" calcext:value-type="float">
            <text:p>78,109</text:p>
          </table:table-cell>
          <table:table-cell office:value-type="float" office:value="0.099777" calcext:value-type="float">
            <text:p>0.0997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136984" calcext:value-type="float">
            <text:p>7,136,984</text:p>
          </table:table-cell>
          <table:table-cell office:value-type="float" office:value="6.663683" calcext:value-type="float">
            <text:p>6.6636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6008" calcext:value-type="float">
            <text:p>286,008</text:p>
          </table:table-cell>
          <table:table-cell office:value-type="float" office:value="0.276406" calcext:value-type="float">
            <text:p>0.2764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3447" calcext:value-type="float">
            <text:p>3,447</text:p>
          </table:table-cell>
          <table:table-cell office:value-type="float" office:value="0.003886" calcext:value-type="float">
            <text:p>0.0038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0.000484" calcext:value-type="float">
            <text:p>0.0004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0.000245" calcext:value-type="float">
            <text:p>0.0002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339" calcext:value-type="float">
            <text:p>18,339</text:p>
          </table:table-cell>
          <table:table-cell office:value-type="float" office:value="0.020041" calcext:value-type="float">
            <text:p>0.0200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02" calcext:value-type="float">
            <text:p>3,302</text:p>
          </table:table-cell>
          <table:table-cell office:value-type="float" office:value="0.001897" calcext:value-type="float">
            <text:p>0.0018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044" calcext:value-type="float">
            <text:p>21,044</text:p>
          </table:table-cell>
          <table:table-cell office:value-type="float" office:value="0.028279" calcext:value-type="float">
            <text:p>0.0282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9811" calcext:value-type="float">
            <text:p>69,811</text:p>
          </table:table-cell>
          <table:table-cell office:value-type="float" office:value="0.041038" calcext:value-type="float">
            <text:p>0.0410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2953" calcext:value-type="float">
            <text:p>62,953</text:p>
          </table:table-cell>
          <table:table-cell office:value-type="float" office:value="0.054141" calcext:value-type="float">
            <text:p>0.0541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5400" calcext:value-type="float">
            <text:p>115,400</text:p>
          </table:table-cell>
          <table:table-cell office:value-type="float" office:value="0.113116" calcext:value-type="float">
            <text:p>0.1131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23256" calcext:value-type="float">
            <text:p>14,523,256</text:p>
          </table:table-cell>
          <table:table-cell office:value-type="float" office:value="7.113918" calcext:value-type="float">
            <text:p>7.1139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565" calcext:value-type="float">
            <text:p>65,565</text:p>
          </table:table-cell>
          <table:table-cell office:value-type="float" office:value="0.064437" calcext:value-type="float">
            <text:p>0.0644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432" calcext:value-type="float">
            <text:p>33,432</text:p>
          </table:table-cell>
          <table:table-cell office:value-type="float" office:value="0.04441" calcext:value-type="float">
            <text:p>0.0444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7593" calcext:value-type="float">
            <text:p>57,593</text:p>
          </table:table-cell>
          <table:table-cell office:value-type="float" office:value="0.05287" calcext:value-type="float">
            <text:p>0.0528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388" calcext:value-type="float">
            <text:p>65,388</text:p>
          </table:table-cell>
          <table:table-cell office:value-type="float" office:value="0.070305" calcext:value-type="float">
            <text:p>0.0703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7291" calcext:value-type="float">
            <text:p>447,291</text:p>
          </table:table-cell>
          <table:table-cell office:value-type="float" office:value="0.480021" calcext:value-type="float">
            <text:p>0.4800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0929" calcext:value-type="float">
            <text:p>990,929</text:p>
          </table:table-cell>
          <table:table-cell office:value-type="float" office:value="1.421224" calcext:value-type="float">
            <text:p>1.4212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445061" calcext:value-type="float">
            <text:p>9,445,061</text:p>
          </table:table-cell>
          <table:table-cell office:value-type="float" office:value="6.201376" calcext:value-type="float">
            <text:p>6.2013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20446" calcext:value-type="float">
            <text:p>520,446</text:p>
          </table:table-cell>
          <table:table-cell office:value-type="float" office:value="0.578258" calcext:value-type="float">
            <text:p>0.5782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61545" calcext:value-type="float">
            <text:p>1,461,545</text:p>
          </table:table-cell>
          <table:table-cell office:value-type="float" office:value="1.398054" calcext:value-type="float">
            <text:p>1.3980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56862" calcext:value-type="float">
            <text:p>2,556,862</text:p>
          </table:table-cell>
          <table:table-cell office:value-type="float" office:value="2.686705" calcext:value-type="float">
            <text:p>2.68670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4898" calcext:value-type="float">
            <text:p>24,898</text:p>
          </table:table-cell>
          <table:table-cell office:value-type="float" office:value="0.01306" calcext:value-type="float">
            <text:p>0.0130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,106</text:p>
          </table:table-cell>
          <table:table-cell office:value-type="float" office:value="0.00366" calcext:value-type="float">
            <text:p>0.0036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0.000176" calcext:value-type="float">
            <text:p>0.0001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36" calcext:value-type="float">
            <text:p>18,436</text:p>
          </table:table-cell>
          <table:table-cell office:value-type="float" office:value="0.025307" calcext:value-type="float">
            <text:p>0.0253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6" calcext:value-type="float">
            <text:p>1,006</text:p>
          </table:table-cell>
          <table:table-cell office:value-type="float" office:value="0.000712" calcext:value-type="float">
            <text:p>0.0007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514" calcext:value-type="float">
            <text:p>13,514</text:p>
          </table:table-cell>
          <table:table-cell office:value-type="float" office:value="0.027672" calcext:value-type="float">
            <text:p>0.0276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86" calcext:value-type="float">
            <text:p>4,886</text:p>
          </table:table-cell>
          <table:table-cell office:value-type="float" office:value="0.004999" calcext:value-type="float">
            <text:p>0.004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153" calcext:value-type="float">
            <text:p>53,153</text:p>
          </table:table-cell>
          <table:table-cell office:value-type="float" office:value="0.046841" calcext:value-type="float">
            <text:p>0.0468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22" calcext:value-type="float">
            <text:p>4,422</text:p>
          </table:table-cell>
          <table:table-cell office:value-type="float" office:value="0.006982" calcext:value-type="float">
            <text:p>0.0069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890889" calcext:value-type="float">
            <text:p>12,890,889</text:p>
          </table:table-cell>
          <table:table-cell office:value-type="float" office:value="6.511396" calcext:value-type="float">
            <text:p>6.5113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6320" calcext:value-type="float">
            <text:p>146,320</text:p>
          </table:table-cell>
          <table:table-cell office:value-type="float" office:value="0.142388" calcext:value-type="float">
            <text:p>0.1423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895" calcext:value-type="float">
            <text:p>7,895</text:p>
          </table:table-cell>
          <table:table-cell office:value-type="float" office:value="0.012576" calcext:value-type="float">
            <text:p>0.0125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2941" calcext:value-type="float">
            <text:p>702,941</text:p>
          </table:table-cell>
          <table:table-cell office:value-type="float" office:value="0.571233" calcext:value-type="float">
            <text:p>0.5712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162" calcext:value-type="float">
            <text:p>38,162</text:p>
          </table:table-cell>
          <table:table-cell office:value-type="float" office:value="0.046283" calcext:value-type="float">
            <text:p>0.0462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9919" calcext:value-type="float">
            <text:p>429,919</text:p>
          </table:table-cell>
          <table:table-cell office:value-type="float" office:value="0.449722" calcext:value-type="float">
            <text:p>0.4497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9434" calcext:value-type="float">
            <text:p>809,434</text:p>
          </table:table-cell>
          <table:table-cell office:value-type="float" office:value="1.159342" calcext:value-type="float">
            <text:p>1.1593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76212" calcext:value-type="float">
            <text:p>8,676,212</text:p>
          </table:table-cell>
          <table:table-cell office:value-type="float" office:value="5.192652" calcext:value-type="float">
            <text:p>5.1926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401891" calcext:value-type="float">
            <text:p>8,401,891</text:p>
          </table:table-cell>
          <table:table-cell office:value-type="float" office:value="8.566301" calcext:value-type="float">
            <text:p>8.5663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71629" calcext:value-type="float">
            <text:p>3,671,629</text:p>
          </table:table-cell>
          <table:table-cell office:value-type="float" office:value="3.509171" calcext:value-type="float">
            <text:p>3.5091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68022" calcext:value-type="float">
            <text:p>2,268,022</text:p>
          </table:table-cell>
          <table:table-cell office:value-type="float" office:value="2.425708" calcext:value-type="float">
            <text:p>2.4257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12019" calcext:value-type="float">
            <text:p>12,019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,020</text:p>
          </table:table-cell>
          <table:table-cell office:value-type="float" office:value="0.00644" calcext:value-type="float">
            <text:p>0.0064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09" calcext:value-type="float">
            <text:p>1,109</text:p>
          </table:table-cell>
          <table:table-cell office:value-type="float" office:value="0.003325" calcext:value-type="float">
            <text:p>0.0033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57" calcext:value-type="float">
            <text:p>1,657</text:p>
          </table:table-cell>
          <table:table-cell office:value-type="float" office:value="0.002416" calcext:value-type="float">
            <text:p>0.0024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99" calcext:value-type="float">
            <text:p>599</text:p>
          </table:table-cell>
          <table:table-cell office:value-type="float" office:value="0.001504" calcext:value-type="float">
            <text:p>0.0015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5" calcext:value-type="float">
            <text:p>505</text:p>
          </table:table-cell>
          <table:table-cell office:value-type="float" office:value="0.001038" calcext:value-type="float">
            <text:p>0.00103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171" calcext:value-type="float">
            <text:p>7,171</text:p>
          </table:table-cell>
          <table:table-cell office:value-type="float" office:value="0.010686" calcext:value-type="float">
            <text:p>0.0106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25" calcext:value-type="float">
            <text:p>33,125</text:p>
          </table:table-cell>
          <table:table-cell office:value-type="float" office:value="0.033282" calcext:value-type="float">
            <text:p>0.0332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24" calcext:value-type="float">
            <text:p>7,024</text:p>
          </table:table-cell>
          <table:table-cell office:value-type="float" office:value="0.008602" calcext:value-type="float">
            <text:p>0.0086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374598" calcext:value-type="float">
            <text:p>10,374,598</text:p>
          </table:table-cell>
          <table:table-cell office:value-type="float" office:value="5.193835" calcext:value-type="float">
            <text:p>5.1938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176" calcext:value-type="float">
            <text:p>20,176</text:p>
          </table:table-cell>
          <table:table-cell office:value-type="float" office:value="0.025411" calcext:value-type="float">
            <text:p>0.0254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447" calcext:value-type="float">
            <text:p>20,447</text:p>
          </table:table-cell>
          <table:table-cell office:value-type="float" office:value="0.032034" calcext:value-type="float">
            <text:p>0.0320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15384" calcext:value-type="float">
            <text:p>815,384</text:p>
          </table:table-cell>
          <table:table-cell office:value-type="float" office:value="0.691897" calcext:value-type="float">
            <text:p>0.6918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144" calcext:value-type="float">
            <text:p>45,144</text:p>
          </table:table-cell>
          <table:table-cell office:value-type="float" office:value="0.056403" calcext:value-type="float">
            <text:p>0.0564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11230" calcext:value-type="float">
            <text:p>411,230</text:p>
          </table:table-cell>
          <table:table-cell office:value-type="float" office:value="0.425044" calcext:value-type="float">
            <text:p>0.4250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38463" calcext:value-type="float">
            <text:p>738,463</text:p>
          </table:table-cell>
          <table:table-cell office:value-type="float" office:value="1.056582" calcext:value-type="float">
            <text:p>1.0565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416272" calcext:value-type="float">
            <text:p>5,416,272</text:p>
          </table:table-cell>
          <table:table-cell office:value-type="float" office:value="3.076978" calcext:value-type="float">
            <text:p>3.0769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93143" calcext:value-type="float">
            <text:p>9,493,143</text:p>
          </table:table-cell>
          <table:table-cell office:value-type="float" office:value="9.767494" calcext:value-type="float">
            <text:p>9.7674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45019" calcext:value-type="float">
            <text:p>745,019</text:p>
          </table:table-cell>
          <table:table-cell office:value-type="float" office:value="0.754723" calcext:value-type="float">
            <text:p>0.754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32180" calcext:value-type="float">
            <text:p>2,032,180</text:p>
          </table:table-cell>
          <table:table-cell office:value-type="float" office:value="2.2797" calcext:value-type="float">
            <text:p>2.27970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085" calcext:value-type="float">
            <text:p>2,085</text:p>
          </table:table-cell>
          <table:table-cell office:value-type="float" office:value="0.002254" calcext:value-type="float">
            <text:p>0.0022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0.000775" calcext:value-type="float">
            <text:p>0.0007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26" calcext:value-type="float">
            <text:p>826</text:p>
          </table:table-cell>
          <table:table-cell office:value-type="float" office:value="0.000823" calcext:value-type="float">
            <text:p>0.0008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72" calcext:value-type="float">
            <text:p>6,872</text:p>
          </table:table-cell>
          <table:table-cell office:value-type="float" office:value="0.009754" calcext:value-type="float">
            <text:p>0.0097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0.000158" calcext:value-type="float">
            <text:p>0.0001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77" calcext:value-type="float">
            <text:p>777</text:p>
          </table:table-cell>
          <table:table-cell office:value-type="float" office:value="0.001112" calcext:value-type="float">
            <text:p>0.0011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330" calcext:value-type="float">
            <text:p>20,330</text:p>
          </table:table-cell>
          <table:table-cell office:value-type="float" office:value="0.01417" calcext:value-type="float">
            <text:p>0.0141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7" calcext:value-type="float">
            <text:p>4,797</text:p>
          </table:table-cell>
          <table:table-cell office:value-type="float" office:value="0.011883" calcext:value-type="float">
            <text:p>0.0118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9868" calcext:value-type="float">
            <text:p>39,868</text:p>
          </table:table-cell>
          <table:table-cell office:value-type="float" office:value="0.038308" calcext:value-type="float">
            <text:p>0.038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09379" calcext:value-type="float">
            <text:p>5,109,379</text:p>
          </table:table-cell>
          <table:table-cell office:value-type="float" office:value="2.59775" calcext:value-type="float">
            <text:p>2.5977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9856" calcext:value-type="float">
            <text:p>79,856</text:p>
          </table:table-cell>
          <table:table-cell office:value-type="float" office:value="0.090395" calcext:value-type="float">
            <text:p>0.0903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585" calcext:value-type="float">
            <text:p>100,585</text:p>
          </table:table-cell>
          <table:table-cell office:value-type="float" office:value="0.109841" calcext:value-type="float">
            <text:p>0.1098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9242" calcext:value-type="float">
            <text:p>449,242</text:p>
          </table:table-cell>
          <table:table-cell office:value-type="float" office:value="0.353966" calcext:value-type="float">
            <text:p>0.3539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340" calcext:value-type="float">
            <text:p>10,340</text:p>
          </table:table-cell>
          <table:table-cell office:value-type="float" office:value="0.017586" calcext:value-type="float">
            <text:p>0.0175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857" calcext:value-type="float">
            <text:p>58,857</text:p>
          </table:table-cell>
          <table:table-cell office:value-type="float" office:value="0.066642" calcext:value-type="float">
            <text:p>0.0666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1946" calcext:value-type="float">
            <text:p>561,946</text:p>
          </table:table-cell>
          <table:table-cell office:value-type="float" office:value="0.84295" calcext:value-type="float">
            <text:p>0.8429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19604" calcext:value-type="float">
            <text:p>4,619,604</text:p>
          </table:table-cell>
          <table:table-cell office:value-type="float" office:value="2.834569" calcext:value-type="float">
            <text:p>2.8345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462042" calcext:value-type="float">
            <text:p>9,462,042</text:p>
          </table:table-cell>
          <table:table-cell office:value-type="float" office:value="9.026627" calcext:value-type="float">
            <text:p>9.0266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8667" calcext:value-type="float">
            <text:p>488,667</text:p>
          </table:table-cell>
          <table:table-cell office:value-type="float" office:value="0.495117" calcext:value-type="float">
            <text:p>0.4951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31823" calcext:value-type="float">
            <text:p>1,231,823</text:p>
          </table:table-cell>
          <table:table-cell office:value-type="float" office:value="1.437673" calcext:value-type="float">
            <text:p>1.43767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2165" calcext:value-type="float">
            <text:p>2,165</text:p>
          </table:table-cell>
          <table:table-cell office:value-type="float" office:value="0.000743" calcext:value-type="float">
            <text:p>0.0007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44" calcext:value-type="float">
            <text:p>2,444</text:p>
          </table:table-cell>
          <table:table-cell office:value-type="float" office:value="0.002493" calcext:value-type="float">
            <text:p>0.0024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15" calcext:value-type="float">
            <text:p>1,215</text:p>
          </table:table-cell>
          <table:table-cell office:value-type="float" office:value="0.001226" calcext:value-type="float">
            <text:p>0.0012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18" calcext:value-type="float">
            <text:p>2,418</text:p>
          </table:table-cell>
          <table:table-cell office:value-type="float" office:value="0.006323" calcext:value-type="float">
            <text:p>0.0063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0.000392" calcext:value-type="float">
            <text:p>0.0003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124" calcext:value-type="float">
            <text:p>8,124</text:p>
          </table:table-cell>
          <table:table-cell office:value-type="float" office:value="0.019535" calcext:value-type="float">
            <text:p>0.01953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068" calcext:value-type="float">
            <text:p>31,068</text:p>
          </table:table-cell>
          <table:table-cell office:value-type="float" office:value="0.0172" calcext:value-type="float">
            <text:p>0.0172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496" calcext:value-type="float">
            <text:p>23,496</text:p>
          </table:table-cell>
          <table:table-cell office:value-type="float" office:value="0.022924" calcext:value-type="float">
            <text:p>0.0229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55" calcext:value-type="float">
            <text:p>5,855</text:p>
          </table:table-cell>
          <table:table-cell office:value-type="float" office:value="0.007436" calcext:value-type="float">
            <text:p>0.0074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1804" calcext:value-type="float">
            <text:p>41,804</text:p>
          </table:table-cell>
          <table:table-cell office:value-type="float" office:value="0.026943" calcext:value-type="float">
            <text:p>0.0269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669" calcext:value-type="float">
            <text:p>12,669</text:p>
          </table:table-cell>
          <table:table-cell office:value-type="float" office:value="0.01684" calcext:value-type="float">
            <text:p>0.0168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745" calcext:value-type="float">
            <text:p>54,745</text:p>
          </table:table-cell>
          <table:table-cell office:value-type="float" office:value="0.064409" calcext:value-type="float">
            <text:p>0.0644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9096" calcext:value-type="float">
            <text:p>519,096</text:p>
          </table:table-cell>
          <table:table-cell office:value-type="float" office:value="0.380526" calcext:value-type="float">
            <text:p>0.3805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795" calcext:value-type="float">
            <text:p>45,795</text:p>
          </table:table-cell>
          <table:table-cell office:value-type="float" office:value="0.041165" calcext:value-type="float">
            <text:p>0.0411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02312" calcext:value-type="float">
            <text:p>802,312</text:p>
          </table:table-cell>
          <table:table-cell office:value-type="float" office:value="0.848624" calcext:value-type="float">
            <text:p>0.8486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7597" calcext:value-type="float">
            <text:p>97,597</text:p>
          </table:table-cell>
          <table:table-cell office:value-type="float" office:value="0.119741" calcext:value-type="float">
            <text:p>0.1197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15867" calcext:value-type="float">
            <text:p>5,415,867</text:p>
          </table:table-cell>
          <table:table-cell office:value-type="float" office:value="3.176711" calcext:value-type="float">
            <text:p>3.1767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207964" calcext:value-type="float">
            <text:p>6,207,964</text:p>
          </table:table-cell>
          <table:table-cell office:value-type="float" office:value="6.09249" calcext:value-type="float">
            <text:p>6.0924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8813" calcext:value-type="float">
            <text:p>688,813</text:p>
          </table:table-cell>
          <table:table-cell office:value-type="float" office:value="0.649885" calcext:value-type="float">
            <text:p>0.6498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4754" calcext:value-type="float">
            <text:p>344,754</text:p>
          </table:table-cell>
          <table:table-cell office:value-type="float" office:value="0.360491" calcext:value-type="float">
            <text:p>0.36049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0570" calcext:value-type="float">
            <text:p>10,570</text:p>
          </table:table-cell>
          <table:table-cell office:value-type="float" office:value="0.004779" calcext:value-type="float">
            <text:p>0.0047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36" calcext:value-type="float">
            <text:p>1,836</text:p>
          </table:table-cell>
          <table:table-cell office:value-type="float" office:value="0.003546" calcext:value-type="float">
            <text:p>0.0035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44" calcext:value-type="float">
            <text:p>1,344</text:p>
          </table:table-cell>
          <table:table-cell office:value-type="float" office:value="0.003799" calcext:value-type="float">
            <text:p>0.0037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6" calcext:value-type="float">
            <text:p>616</text:p>
          </table:table-cell>
          <table:table-cell office:value-type="float" office:value="0.000629" calcext:value-type="float">
            <text:p>0.0006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30" calcext:value-type="float">
            <text:p>7,530</text:p>
          </table:table-cell>
          <table:table-cell office:value-type="float" office:value="0.011308" calcext:value-type="float">
            <text:p>0.011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152" calcext:value-type="float">
            <text:p>17,152</text:p>
          </table:table-cell>
          <table:table-cell office:value-type="float" office:value="0.016808" calcext:value-type="float">
            <text:p>0.0168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0531" calcext:value-type="float">
            <text:p>50,531</text:p>
          </table:table-cell>
          <table:table-cell office:value-type="float" office:value="0.041968" calcext:value-type="float">
            <text:p>0.04196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203" calcext:value-type="float">
            <text:p>9,203</text:p>
          </table:table-cell>
          <table:table-cell office:value-type="float" office:value="0.007554" calcext:value-type="float">
            <text:p>0.0075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774" calcext:value-type="float">
            <text:p>12,774</text:p>
          </table:table-cell>
          <table:table-cell office:value-type="float" office:value="0.015399" calcext:value-type="float">
            <text:p>0.0153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95" calcext:value-type="float">
            <text:p>5,295</text:p>
          </table:table-cell>
          <table:table-cell office:value-type="float" office:value="0.008603" calcext:value-type="float">
            <text:p>0.0086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2035" calcext:value-type="float">
            <text:p>302,035</text:p>
          </table:table-cell>
          <table:table-cell office:value-type="float" office:value="0.269909" calcext:value-type="float">
            <text:p>0.2699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4178" calcext:value-type="float">
            <text:p>64,178</text:p>
          </table:table-cell>
          <table:table-cell office:value-type="float" office:value="0.065399" calcext:value-type="float">
            <text:p>0.0653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42740" calcext:value-type="float">
            <text:p>542,740</text:p>
          </table:table-cell>
          <table:table-cell office:value-type="float" office:value="0.56192" calcext:value-type="float">
            <text:p>0.56192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9880" calcext:value-type="float">
            <text:p>159,880</text:p>
          </table:table-cell>
          <table:table-cell office:value-type="float" office:value="0.158473" calcext:value-type="float">
            <text:p>0.1584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50481" calcext:value-type="float">
            <text:p>3,450,481</text:p>
          </table:table-cell>
          <table:table-cell office:value-type="float" office:value="2.156664" calcext:value-type="float">
            <text:p>2.1566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84448" calcext:value-type="float">
            <text:p>3,584,448</text:p>
          </table:table-cell>
          <table:table-cell office:value-type="float" office:value="3.110158" calcext:value-type="float">
            <text:p>3.1101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64221" calcext:value-type="float">
            <text:p>5,864,221</text:p>
          </table:table-cell>
          <table:table-cell office:value-type="float" office:value="5.249086" calcext:value-type="float">
            <text:p>5.2490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7914" calcext:value-type="float">
            <text:p>57,914</text:p>
          </table:table-cell>
          <table:table-cell office:value-type="float" office:value="0.067489" calcext:value-type="float">
            <text:p>0.06748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11385" calcext:value-type="float">
            <text:p>11,385</text:p>
          </table:table-cell>
          <table:table-cell office:value-type="float" office:value="0.009983" calcext:value-type="float">
            <text:p>0.0099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50" calcext:value-type="float">
            <text:p>1,450</text:p>
          </table:table-cell>
          <table:table-cell office:value-type="float" office:value="0.001421" calcext:value-type="float">
            <text:p>0.0014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6" calcext:value-type="float">
            <text:p>466</text:p>
          </table:table-cell>
          <table:table-cell office:value-type="float" office:value="0.000482" calcext:value-type="float">
            <text:p>0.0004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471" calcext:value-type="float">
            <text:p>10,471</text:p>
          </table:table-cell>
          <table:table-cell office:value-type="float" office:value="0.010315" calcext:value-type="float">
            <text:p>0.0103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84" calcext:value-type="float">
            <text:p>1,484</text:p>
          </table:table-cell>
          <table:table-cell office:value-type="float" office:value="0.001187" calcext:value-type="float">
            <text:p>0.0011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0.000745" calcext:value-type="float">
            <text:p>0.0007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03" calcext:value-type="float">
            <text:p>2,903</text:p>
          </table:table-cell>
          <table:table-cell office:value-type="float" office:value="0.007652" calcext:value-type="float">
            <text:p>0.0076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240" calcext:value-type="float">
            <text:p>61,240</text:p>
          </table:table-cell>
          <table:table-cell office:value-type="float" office:value="0.047448" calcext:value-type="float">
            <text:p>0.0474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264" calcext:value-type="float">
            <text:p>120,264</text:p>
          </table:table-cell>
          <table:table-cell office:value-type="float" office:value="0.071025" calcext:value-type="float">
            <text:p>0.0710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9246" calcext:value-type="float">
            <text:p>129,246</text:p>
          </table:table-cell>
          <table:table-cell office:value-type="float" office:value="0.118635" calcext:value-type="float">
            <text:p>0.1186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447" calcext:value-type="float">
            <text:p>33,447</text:p>
          </table:table-cell>
          <table:table-cell office:value-type="float" office:value="0.045424" calcext:value-type="float">
            <text:p>0.0454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2793" calcext:value-type="float">
            <text:p>182,793</text:p>
          </table:table-cell>
          <table:table-cell office:value-type="float" office:value="0.172408" calcext:value-type="float">
            <text:p>0.1724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557" calcext:value-type="float">
            <text:p>9,557</text:p>
          </table:table-cell>
          <table:table-cell office:value-type="float" office:value="0.017304" calcext:value-type="float">
            <text:p>0.0173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95" calcext:value-type="float">
            <text:p>4,395</text:p>
          </table:table-cell>
          <table:table-cell office:value-type="float" office:value="0.007031" calcext:value-type="float">
            <text:p>0.0070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98791" calcext:value-type="float">
            <text:p>1,798,791</text:p>
          </table:table-cell>
          <table:table-cell office:value-type="float" office:value="1.817564" calcext:value-type="float">
            <text:p>1.8175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85527" calcext:value-type="float">
            <text:p>1,685,527</text:p>
          </table:table-cell>
          <table:table-cell office:value-type="float" office:value="0.930523" calcext:value-type="float">
            <text:p>0.9305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613" calcext:value-type="float">
            <text:p>5,613</text:p>
          </table:table-cell>
          <table:table-cell office:value-type="float" office:value="0.005742" calcext:value-type="float">
            <text:p>0.0057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53302" calcext:value-type="float">
            <text:p>6,253,302</text:p>
          </table:table-cell>
          <table:table-cell office:value-type="float" office:value="5.443948" calcext:value-type="float">
            <text:p>5.4439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9197" calcext:value-type="float">
            <text:p>309,197</text:p>
          </table:table-cell>
          <table:table-cell office:value-type="float" office:value="0.347773" calcext:value-type="float">
            <text:p>0.34777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81" calcext:value-type="float">
            <text:p>381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60" calcext:value-type="float">
            <text:p>2,060</text:p>
          </table:table-cell>
          <table:table-cell office:value-type="float" office:value="0.00189" calcext:value-type="float">
            <text:p>0.0018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572" calcext:value-type="float">
            <text:p>7,572</text:p>
          </table:table-cell>
          <table:table-cell office:value-type="float" office:value="0.016812" calcext:value-type="float">
            <text:p>0.0168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94" calcext:value-type="float">
            <text:p>1,494</text:p>
          </table:table-cell>
          <table:table-cell office:value-type="float" office:value="0.001578" calcext:value-type="float">
            <text:p>0.0015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958" calcext:value-type="float">
            <text:p>4,958</text:p>
          </table:table-cell>
          <table:table-cell office:value-type="float" office:value="0.01229" calcext:value-type="float">
            <text:p>0.0122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989" calcext:value-type="float">
            <text:p>27,989</text:p>
          </table:table-cell>
          <table:table-cell office:value-type="float" office:value="0.022978" calcext:value-type="float">
            <text:p>0.0229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303" calcext:value-type="float">
            <text:p>4,303</text:p>
          </table:table-cell>
          <table:table-cell office:value-type="float" office:value="0.00562" calcext:value-type="float">
            <text:p>0.0056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18" calcext:value-type="float">
            <text:p>23,318</text:p>
          </table:table-cell>
          <table:table-cell office:value-type="float" office:value="0.019671" calcext:value-type="float">
            <text:p>0.0196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1394" calcext:value-type="float">
            <text:p>101,394</text:p>
          </table:table-cell>
          <table:table-cell office:value-type="float" office:value="0.085553" calcext:value-type="float">
            <text:p>0.0855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237" calcext:value-type="float">
            <text:p>35,237</text:p>
          </table:table-cell>
          <table:table-cell office:value-type="float" office:value="0.042665" calcext:value-type="float">
            <text:p>0.04266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688" calcext:value-type="float">
            <text:p>52,688</text:p>
          </table:table-cell>
          <table:table-cell office:value-type="float" office:value="0.037809" calcext:value-type="float">
            <text:p>0.0378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2278" calcext:value-type="float">
            <text:p>252,278</text:p>
          </table:table-cell>
          <table:table-cell office:value-type="float" office:value="0.263391" calcext:value-type="float">
            <text:p>0.2633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91" calcext:value-type="float">
            <text:p>5,191</text:p>
          </table:table-cell>
          <table:table-cell office:value-type="float" office:value="0.007414" calcext:value-type="float">
            <text:p>0.0074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47883" calcext:value-type="float">
            <text:p>1,847,883</text:p>
          </table:table-cell>
          <table:table-cell office:value-type="float" office:value="2.128502" calcext:value-type="float">
            <text:p>2.1285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6042" calcext:value-type="float">
            <text:p>306,042</text:p>
          </table:table-cell>
          <table:table-cell office:value-type="float" office:value="0.138946" calcext:value-type="float">
            <text:p>0.13894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33" calcext:value-type="float">
            <text:p>1,333</text:p>
          </table:table-cell>
          <table:table-cell office:value-type="float" office:value="0.00052" calcext:value-type="float">
            <text:p>0.0005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4635" calcext:value-type="float">
            <text:p>684,635</text:p>
          </table:table-cell>
          <table:table-cell office:value-type="float" office:value="0.612297" calcext:value-type="float">
            <text:p>0.6122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8702" calcext:value-type="float">
            <text:p>308,702</text:p>
          </table:table-cell>
          <table:table-cell office:value-type="float" office:value="0.361914" calcext:value-type="float">
            <text:p>0.3619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 office:value-type="float" office:value="0.000106" calcext:value-type="float">
            <text:p>0.0001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21" calcext:value-type="float">
            <text:p>1,321</text:p>
          </table:table-cell>
          <table:table-cell office:value-type="float" office:value="0.002238" calcext:value-type="float">
            <text:p>0.0022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70" calcext:value-type="float">
            <text:p>1,970</text:p>
          </table:table-cell>
          <table:table-cell office:value-type="float" office:value="0.002119" calcext:value-type="float">
            <text:p>0.0021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631" calcext:value-type="float">
            <text:p>6,631</text:p>
          </table:table-cell>
          <table:table-cell office:value-type="float" office:value="0.009364" calcext:value-type="float">
            <text:p>0.0093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023" calcext:value-type="float">
            <text:p>21,023</text:p>
          </table:table-cell>
          <table:table-cell office:value-type="float" office:value="0.018719" calcext:value-type="float">
            <text:p>0.0187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475" calcext:value-type="float">
            <text:p>13,475</text:p>
          </table:table-cell>
          <table:table-cell office:value-type="float" office:value="0.020339" calcext:value-type="float">
            <text:p>0.0203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000051" calcext:value-type="float">
            <text:p>0.00005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508" calcext:value-type="float">
            <text:p>86,508</text:p>
          </table:table-cell>
          <table:table-cell office:value-type="float" office:value="0.066317" calcext:value-type="float">
            <text:p>0.0663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28" calcext:value-type="float">
            <text:p>19,228</text:p>
          </table:table-cell>
          <table:table-cell office:value-type="float" office:value="0.023783" calcext:value-type="float">
            <text:p>0.0237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3821" calcext:value-type="float">
            <text:p>703,821</text:p>
          </table:table-cell>
          <table:table-cell office:value-type="float" office:value="0.426066" calcext:value-type="float">
            <text:p>0.4260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9034" calcext:value-type="float">
            <text:p>259,034</text:p>
          </table:table-cell>
          <table:table-cell office:value-type="float" office:value="0.263689" calcext:value-type="float">
            <text:p>0.2636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82" calcext:value-type="float">
            <text:p>1,782</text:p>
          </table:table-cell>
          <table:table-cell office:value-type="float" office:value="0.002771" calcext:value-type="float">
            <text:p>0.0027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07053" calcext:value-type="float">
            <text:p>1,507,053</text:p>
          </table:table-cell>
          <table:table-cell office:value-type="float" office:value="1.835448" calcext:value-type="float">
            <text:p>1.83544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4269" calcext:value-type="float">
            <text:p>134,269</text:p>
          </table:table-cell>
          <table:table-cell office:value-type="float" office:value="0.063647" calcext:value-type="float">
            <text:p>0.0636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188" calcext:value-type="float">
            <text:p>11,188</text:p>
          </table:table-cell>
          <table:table-cell office:value-type="float" office:value="0.005763" calcext:value-type="float">
            <text:p>0.0057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732873" calcext:value-type="float">
            <text:p>13,732,873</text:p>
          </table:table-cell>
          <table:table-cell office:value-type="float" office:value="12.883136" calcext:value-type="float">
            <text:p>12.8831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2293" calcext:value-type="float">
            <text:p>292,293</text:p>
          </table:table-cell>
          <table:table-cell office:value-type="float" office:value="0.335031" calcext:value-type="float">
            <text:p>0.33503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000301" calcext:value-type="float">
            <text:p>0.0003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0.000169" calcext:value-type="float">
            <text:p>0.0001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47" calcext:value-type="float">
            <text:p>1,047</text:p>
          </table:table-cell>
          <table:table-cell office:value-type="float" office:value="0.001101" calcext:value-type="float">
            <text:p>0.0011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533" calcext:value-type="float">
            <text:p>6,533</text:p>
          </table:table-cell>
          <table:table-cell office:value-type="float" office:value="0.01075" calcext:value-type="float">
            <text:p>0.0107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34" calcext:value-type="float">
            <text:p>1,734</text:p>
          </table:table-cell>
          <table:table-cell office:value-type="float" office:value="0.004617" calcext:value-type="float">
            <text:p>0.0046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487" calcext:value-type="float">
            <text:p>27,487</text:p>
          </table:table-cell>
          <table:table-cell office:value-type="float" office:value="0.025953" calcext:value-type="float">
            <text:p>0.0259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467" calcext:value-type="float">
            <text:p>7,467</text:p>
          </table:table-cell>
          <table:table-cell office:value-type="float" office:value="0.009539" calcext:value-type="float">
            <text:p>0.009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448" calcext:value-type="float">
            <text:p>11,448</text:p>
          </table:table-cell>
          <table:table-cell office:value-type="float" office:value="0.023004" calcext:value-type="float">
            <text:p>0.0230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5124" calcext:value-type="float">
            <text:p>55,124</text:p>
          </table:table-cell>
          <table:table-cell office:value-type="float" office:value="0.030171" calcext:value-type="float">
            <text:p>0.030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8831" calcext:value-type="float">
            <text:p>188,831</text:p>
          </table:table-cell>
          <table:table-cell office:value-type="float" office:value="0.194575" calcext:value-type="float">
            <text:p>0.1945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17" calcext:value-type="float">
            <text:p>817</text:p>
          </table:table-cell>
          <table:table-cell office:value-type="float" office:value="0.001366" calcext:value-type="float">
            <text:p>0.0013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2249" calcext:value-type="float">
            <text:p>122,249</text:p>
          </table:table-cell>
          <table:table-cell office:value-type="float" office:value="0.153682" calcext:value-type="float">
            <text:p>0.1536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38095" calcext:value-type="float">
            <text:p>1,938,095</text:p>
          </table:table-cell>
          <table:table-cell office:value-type="float" office:value="0.690766" calcext:value-type="float">
            <text:p>0.6907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4251" calcext:value-type="float">
            <text:p>94,251</text:p>
          </table:table-cell>
          <table:table-cell office:value-type="float" office:value="0.044468" calcext:value-type="float">
            <text:p>0.04446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968894" calcext:value-type="float">
            <text:p>7,968,894</text:p>
          </table:table-cell>
          <table:table-cell office:value-type="float" office:value="6.452335" calcext:value-type="float">
            <text:p>6.4523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399" calcext:value-type="float">
            <text:p>84,399</text:p>
          </table:table-cell>
          <table:table-cell office:value-type="float" office:value="0.101978" calcext:value-type="float">
            <text:p>0.10197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0.000064" calcext:value-type="float">
            <text:p>0.0000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42" calcext:value-type="float">
            <text:p>1,742</text:p>
          </table:table-cell>
          <table:table-cell office:value-type="float" office:value="0.001653" calcext:value-type="float">
            <text:p>0.00165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67" calcext:value-type="float">
            <text:p>1,367</text:p>
          </table:table-cell>
          <table:table-cell office:value-type="float" office:value="0.002739" calcext:value-type="float">
            <text:p>0.0027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9" calcext:value-type="float">
            <text:p>419</text:p>
          </table:table-cell>
          <table:table-cell office:value-type="float" office:value="0.001169" calcext:value-type="float">
            <text:p>0.0011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837" calcext:value-type="float">
            <text:p>7,83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01" calcext:value-type="float">
            <text:p>25,001</text:p>
          </table:table-cell>
          <table:table-cell office:value-type="float" office:value="0.02323" calcext:value-type="float">
            <text:p>0.0232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0271" calcext:value-type="float">
            <text:p>170,271</text:p>
          </table:table-cell>
          <table:table-cell office:value-type="float" office:value="0.146872" calcext:value-type="float">
            <text:p>0.146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081" calcext:value-type="float">
            <text:p>62,081</text:p>
          </table:table-cell>
          <table:table-cell office:value-type="float" office:value="0.076142" calcext:value-type="float">
            <text:p>0.0761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3137" calcext:value-type="float">
            <text:p>63,137</text:p>
          </table:table-cell>
          <table:table-cell office:value-type="float" office:value="0.029375" calcext:value-type="float">
            <text:p>0.0293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240" calcext:value-type="float">
            <text:p>18,240</text:p>
          </table:table-cell>
          <table:table-cell office:value-type="float" office:value="0.022914" calcext:value-type="float">
            <text:p>0.0229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84" calcext:value-type="float">
            <text:p>1,984</text:p>
          </table:table-cell>
          <table:table-cell office:value-type="float" office:value="0.001902" calcext:value-type="float">
            <text:p>0.0019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9324" calcext:value-type="float">
            <text:p>199,324</text:p>
          </table:table-cell>
          <table:table-cell office:value-type="float" office:value="0.193151" calcext:value-type="float">
            <text:p>0.1931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09098" calcext:value-type="float">
            <text:p>1,209,098</text:p>
          </table:table-cell>
          <table:table-cell office:value-type="float" office:value="0.515874" calcext:value-type="float">
            <text:p>0.5158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9175" calcext:value-type="float">
            <text:p>759,175</text:p>
          </table:table-cell>
          <table:table-cell office:value-type="float" office:value="0.281606" calcext:value-type="float">
            <text:p>0.28160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86120" calcext:value-type="float">
            <text:p>4,086,120</text:p>
          </table:table-cell>
          <table:table-cell office:value-type="float" office:value="2.862018" calcext:value-type="float">
            <text:p>2.862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96695" calcext:value-type="float">
            <text:p>396,695</text:p>
          </table:table-cell>
          <table:table-cell office:value-type="float" office:value="0.443836" calcext:value-type="float">
            <text:p>0.44383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2242" calcext:value-type="float">
            <text:p>2,242</text:p>
          </table:table-cell>
          <table:table-cell office:value-type="float" office:value="0.000737" calcext:value-type="float">
            <text:p>0.0007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630" calcext:value-type="float">
            <text:p>15,630</text:p>
          </table:table-cell>
          <table:table-cell office:value-type="float" office:value="0.013979" calcext:value-type="float">
            <text:p>0.0139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12" calcext:value-type="float">
            <text:p>3,612</text:p>
          </table:table-cell>
          <table:table-cell office:value-type="float" office:value="0.005759" calcext:value-type="float">
            <text:p>0.0057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42" calcext:value-type="float">
            <text:p>1,142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30" calcext:value-type="float">
            <text:p>3,330</text:p>
          </table:table-cell>
          <table:table-cell office:value-type="float" office:value="0.007244" calcext:value-type="float">
            <text:p>0.007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007" calcext:value-type="float">
            <text:p>254,007</text:p>
          </table:table-cell>
          <table:table-cell office:value-type="float" office:value="0.229055" calcext:value-type="float">
            <text:p>0.2290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147" calcext:value-type="float">
            <text:p>9,147</text:p>
          </table:table-cell>
          <table:table-cell office:value-type="float" office:value="0.01573" calcext:value-type="float">
            <text:p>0.0157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2015" calcext:value-type="float">
            <text:p>442,015</text:p>
          </table:table-cell>
          <table:table-cell office:value-type="float" office:value="0.155335" calcext:value-type="float">
            <text:p>0.1553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451" calcext:value-type="float">
            <text:p>17,451</text:p>
          </table:table-cell>
          <table:table-cell office:value-type="float" office:value="0.022305" calcext:value-type="float">
            <text:p>0.0223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4938" calcext:value-type="float">
            <text:p>584,938</text:p>
          </table:table-cell>
          <table:table-cell office:value-type="float" office:value="0.570427" calcext:value-type="float">
            <text:p>0.5704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715" calcext:value-type="float">
            <text:p>240,715</text:p>
          </table:table-cell>
          <table:table-cell office:value-type="float" office:value="0.097203" calcext:value-type="float">
            <text:p>0.0972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7175" calcext:value-type="float">
            <text:p>407,175</text:p>
          </table:table-cell>
          <table:table-cell office:value-type="float" office:value="0.168522" calcext:value-type="float">
            <text:p>0.1685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4614" calcext:value-type="float">
            <text:p>94,614</text:p>
          </table:table-cell>
          <table:table-cell office:value-type="float" office:value="0.086514" calcext:value-type="float">
            <text:p>0.0865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788" calcext:value-type="float">
            <text:p>35,788</text:p>
          </table:table-cell>
          <table:table-cell office:value-type="float" office:value="0.045271" calcext:value-type="float">
            <text:p>0.04527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1413" calcext:value-type="float">
            <text:p>1,413</text:p>
          </table:table-cell>
          <table:table-cell office:value-type="float" office:value="0.002022" calcext:value-type="float">
            <text:p>0.002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21" calcext:value-type="float">
            <text:p>1,621</text:p>
          </table:table-cell>
          <table:table-cell office:value-type="float" office:value="0.00153" calcext:value-type="float">
            <text:p>0.0015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45" calcext:value-type="float">
            <text:p>1,645</text:p>
          </table:table-cell>
          <table:table-cell office:value-type="float" office:value="0.001604" calcext:value-type="float">
            <text:p>0.0016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75" calcext:value-type="float">
            <text:p>1,575</text:p>
          </table:table-cell>
          <table:table-cell office:value-type="float" office:value="0.002733" calcext:value-type="float">
            <text:p>0.0027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9" calcext:value-type="float">
            <text:p>519</text:p>
          </table:table-cell>
          <table:table-cell office:value-type="float" office:value="0.001308" calcext:value-type="float">
            <text:p>0.001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2005" calcext:value-type="float">
            <text:p>92,005</text:p>
          </table:table-cell>
          <table:table-cell office:value-type="float" office:value="0.096386" calcext:value-type="float">
            <text:p>0.0963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67" calcext:value-type="float">
            <text:p>3,767</text:p>
          </table:table-cell>
          <table:table-cell office:value-type="float" office:value="0.007872" calcext:value-type="float">
            <text:p>0.007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3036" calcext:value-type="float">
            <text:p>203,036</text:p>
          </table:table-cell>
          <table:table-cell office:value-type="float" office:value="0.078521" calcext:value-type="float">
            <text:p>0.0785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0008" calcext:value-type="float">
            <text:p>0.00008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99743" calcext:value-type="float">
            <text:p>1,399,743</text:p>
          </table:table-cell>
          <table:table-cell office:value-type="float" office:value="1.332916" calcext:value-type="float">
            <text:p>1.3329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3645" calcext:value-type="float">
            <text:p>413,645</text:p>
          </table:table-cell>
          <table:table-cell office:value-type="float" office:value="0.16562" calcext:value-type="float">
            <text:p>0.1656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9865" calcext:value-type="float">
            <text:p>379,865</text:p>
          </table:table-cell>
          <table:table-cell office:value-type="float" office:value="0.162379" calcext:value-type="float">
            <text:p>0.1623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82660" calcext:value-type="float">
            <text:p>782,660</text:p>
          </table:table-cell>
          <table:table-cell office:value-type="float" office:value="0.500766" calcext:value-type="float">
            <text:p>0.50076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770" calcext:value-type="float">
            <text:p>45,770</text:p>
          </table:table-cell>
          <table:table-cell office:value-type="float" office:value="0.038281" calcext:value-type="float">
            <text:p>0.03828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821" calcext:value-type="float">
            <text:p>821</text:p>
          </table:table-cell>
          <table:table-cell office:value-type="float" office:value="0.000463" calcext:value-type="float">
            <text:p>0.0004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81" calcext:value-type="float">
            <text:p>2,081</text:p>
          </table:table-cell>
          <table:table-cell office:value-type="float" office:value="0.001338" calcext:value-type="float">
            <text:p>0.0013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86" calcext:value-type="float">
            <text:p>1,086</text:p>
          </table:table-cell>
          <table:table-cell office:value-type="float" office:value="0.002734" calcext:value-type="float">
            <text:p>0.0027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37" calcext:value-type="float">
            <text:p>6,837</text:p>
          </table:table-cell>
          <table:table-cell office:value-type="float" office:value="0.005109" calcext:value-type="float">
            <text:p>0.0051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61" calcext:value-type="float">
            <text:p>1,561</text:p>
          </table:table-cell>
          <table:table-cell office:value-type="float" office:value="0.002301" calcext:value-type="float">
            <text:p>0.0023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9857" calcext:value-type="float">
            <text:p>129,857</text:p>
          </table:table-cell>
          <table:table-cell office:value-type="float" office:value="0.053531" calcext:value-type="float">
            <text:p>0.0535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0.000091" calcext:value-type="float">
            <text:p>0.0000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62679" calcext:value-type="float">
            <text:p>1,062,679</text:p>
          </table:table-cell>
          <table:table-cell office:value-type="float" office:value="0.881185" calcext:value-type="float">
            <text:p>0.8811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2728" calcext:value-type="float">
            <text:p>42,728</text:p>
          </table:table-cell>
          <table:table-cell office:value-type="float" office:value="0.021251" calcext:value-type="float">
            <text:p>0.02125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1" calcext:value-type="float">
            <text:p>631</text:p>
          </table:table-cell>
          <table:table-cell office:value-type="float" office:value="0.001191" calcext:value-type="float">
            <text:p>0.0011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667" calcext:value-type="float">
            <text:p>5,667</text:p>
          </table:table-cell>
          <table:table-cell office:value-type="float" office:value="0.007296" calcext:value-type="float">
            <text:p>0.00729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936" calcext:value-type="float">
            <text:p>39,936</text:p>
          </table:table-cell>
          <table:table-cell office:value-type="float" office:value="0.055484" calcext:value-type="float">
            <text:p>0.0554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756" calcext:value-type="float">
            <text:p>36,756</text:p>
          </table:table-cell>
          <table:table-cell office:value-type="float" office:value="0.015688" calcext:value-type="float">
            <text:p>0.0156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626" calcext:value-type="float">
            <text:p>17,626</text:p>
          </table:table-cell>
          <table:table-cell office:value-type="float" office:value="0.011979" calcext:value-type="float">
            <text:p>0.0119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72" calcext:value-type="float">
            <text:p>1,072</text:p>
          </table:table-cell>
          <table:table-cell office:value-type="float" office:value="0.000761" calcext:value-type="float">
            <text:p>0.00076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21" calcext:value-type="float">
            <text:p>0.00002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35" calcext:value-type="float">
            <text:p>0.0000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31" calcext:value-type="float">
            <text:p>0.0000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0.00001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33" calcext:value-type="float">
            <text:p>0.00003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3"/>
          <table:table-cell table:style-name="ce20"/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87" calcext:value-type="float">
            <text:p>8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/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14" calcext:value-type="float">
            <text:p>0.000014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9" calcext:value-type="float">
            <text:p>8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0.00001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0.0000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2" calcext:value-type="float">
            <text:p>9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0.000018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000007" calcext:value-type="float">
            <text:p>0.000007</text:p>
          </table:table-cell>
          <table:table-cell/>
          <table:table-cell office:value-type="float" office:value="93" calcext:value-type="float">
            <text:p>9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0.000004" calcext:value-type="float">
            <text:p>0.000004</text:p>
          </table:table-cell>
          <table:table-cell/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000005" calcext:value-type="float">
            <text:p>0.000005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00011" calcext:value-type="float">
            <text:p>0.000011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0.000004" calcext:value-type="float">
            <text:p>0.000004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7" calcext:value-type="float">
            <text:p>9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.000003" calcext:value-type="float">
            <text:p>0.00000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" calcext:value-type="float">
            <text:p>0.000010</text:p>
          </table:table-cell>
          <table:table-cell table:number-columns-repeated="3"/>
          <table:table-cell table:style-name="ce20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3"/>
          <table:table-cell table:style-name="Default"/>
          <table:table-cell table:number-columns-repeated="7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2" calcext:value-type="float">
            <text:p>10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4" calcext:value-type="float">
            <text:p>10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6" loext:min-decimal-places="6" number:min-integer-digits="1" number:grouping="true"/>
    </number:number-style>
    <number:number-style style:name="N10121" number:language="en" number:country="US" number:title="U~ser-defined">
      <number:number number:decimal-places="6" loext:min-decimal-places="6" number:min-integer-digits="1"/>
    </number:number-style>
    <number:number-style style:name="N10122" number:language="en" number:country="US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6:52:41.916583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28T22:53:19.748669016</dc:date>
    <meta:editing-duration>PT7H40M28S</meta:editing-duration>
    <meta:editing-cycles>93</meta:editing-cycles>
    <meta:generator>LibreOffice/6.0.7.3$Linux_X86_64 LibreOffice_project/00m0$Build-3</meta:generator>
    <meta:document-statistic meta:table-count="1" meta:cell-count="5760" meta:object-count="0"/>
  </office:meta>
</office:document-meta>
</file>